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01pt"/>
    </style:style>
    <style:style style:name="co2" style:family="table-column">
      <style:table-column-properties fo:break-before="auto" style:column-width="101.99pt"/>
    </style:style>
    <style:style style:name="co3" style:family="table-column">
      <style:table-column-properties fo:break-before="auto" style:column-width="119.99pt"/>
    </style:style>
    <style:style style:name="co4" style:family="table-column">
      <style:table-column-properties fo:break-before="auto" style:column-width="65.25pt"/>
    </style:style>
    <style:style style:name="co5" style:family="table-column">
      <style:table-column-properties fo:break-before="auto" style:column-width="55.16pt"/>
    </style:style>
    <style:style style:name="co6" style:family="table-column">
      <style:table-column-properties fo:break-before="auto" style:column-width="133.99pt"/>
    </style:style>
    <style:style style:name="co7" style:family="table-column">
      <style:table-column-properties fo:break-before="auto" style:column-width="52.5pt"/>
    </style:style>
    <style:style style:name="co8" style:family="table-column">
      <style:table-column-properties fo:break-before="auto" style:column-width="58.76pt"/>
    </style:style>
    <style:style style:name="co9" style:family="table-column">
      <style:table-column-properties fo:break-before="auto" style:column-width="87.76pt"/>
    </style:style>
    <style:style style:name="co10" style:family="table-column">
      <style:table-column-properties fo:break-before="auto" style:column-width="20.24pt"/>
    </style:style>
    <style:style style:name="co11" style:family="table-column">
      <style:table-column-properties fo:break-before="auto" style:column-width="47.99pt"/>
    </style:style>
    <style:style style:name="co12" style:family="table-column">
      <style:table-column-properties fo:break-before="auto" style:column-width="40.51pt"/>
    </style:style>
    <style:style style:name="co13" style:family="table-column">
      <style:table-column-properties fo:break-before="auto" style:column-width="27.3pt"/>
    </style:style>
    <style:style style:name="ro1" style:family="table-row">
      <style:table-row-properties style:row-height="15.76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4.2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1.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16.5pt" fo:break-before="auto" style:use-optimal-row-height="true"/>
    </style:style>
    <style:style style:name="ro8" style:family="table-row">
      <style:table-row-properties style:row-height="15.76pt" fo:break-before="auto" style:use-optimal-row-height="false"/>
    </style:style>
    <style:style style:name="ro9" style:family="table-row">
      <style:table-row-properties style:row-height="13.8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50" style:family="table-cell" style:parent-style-name="Default" style:data-style-name="N0">
      <style:table-cell-properties style:text-align-source="fix" style:repeat-content="false" fo:wrap-option="wrap" fo:border="2.01pt solid #000000" style:vertical-align="top"/>
      <style:paragraph-properties fo:text-align="center"/>
      <style:text-properties fo:color="#000000" fo:font-size="20pt" fo:font-weight="bold" style:font-size-asian="20pt" style:font-weight-asian="bold" style:font-size-complex="20pt" style:font-weight-complex="bold"/>
    </style:style>
    <style:style style:name="ce13" style:family="table-cell" style:parent-style-name="Default" style:data-style-name="N0">
      <style:text-properties fo:font-size="16pt" fo:font-weight="bold" style:font-size-asian="16pt" style:font-weight-asian="bold" style:font-size-complex="16pt" style:font-weight-complex="bold"/>
    </style:style>
    <style:style style:name="ce17" style:family="table-cell" style:parent-style-name="Default" style:data-style-name="N0">
      <style:table-cell-properties fo:border-bottom="none" fo:background-color="#ffff00"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border-bottom="none"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order-bottom="2.01pt solid #000000"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14" style:family="table-cell" style:parent-style-name="Default" style:data-style-name="N0">
      <style:text-properties fo:font-size="12pt" fo:font-weight="bold" style:font-size-asian="12pt" style:font-weight-asian="bold" style:font-size-complex="12pt" style:font-weight-complex="bold"/>
    </style:style>
    <style:style style:name="ce15" style:family="table-cell" style:parent-style-name="Default" style:data-style-name="N0">
      <style:table-cell-properties fo:border-bottom="none"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able-cell-properties fo:border-bottom="2.01pt solid #000000" style:text-align-source="fix" style:repeat-content="false" fo:border-left="2.01pt solid #000000"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4" style:family="table-cell" style:parent-style-name="Default" style:data-style-name="N121">
      <style:table-cell-properties fo:border-bottom="none" style:text-align-source="fix" style:repeat-content="false" fo:border-left="2.01pt solid #000000" fo:border-right="none" fo:border-top="2.01pt solid #000000" style:vertical-align="automatic"/>
      <style:paragraph-properties fo:text-align="center"/>
    </style:style>
    <style:style style:name="ce7" style:family="table-cell" style:parent-style-name="Default" style:data-style-name="N121">
      <style:table-cell-properties fo:border-bottom="none" style:text-align-source="fix" style:repeat-content="false" fo:border-left="2.01pt solid #000000" fo:border-right="none" fo:border-top="none" style:vertical-align="automatic"/>
      <style:paragraph-properties fo:text-align="center"/>
    </style:style>
    <style:style style:name="ce10" style:family="table-cell" style:parent-style-name="Default" style:data-style-name="N121">
      <style:table-cell-properties fo:border-bottom="2.01pt solid #000000" style:text-align-source="fix" style:repeat-content="false" fo:border-left="2.01pt solid #000000" fo:border-right="none" fo:border-top="none" style:vertical-align="automatic"/>
      <style:paragraph-properties fo:text-align="center"/>
    </style:style>
    <style:style style:name="ce31" style:family="table-cell" style:parent-style-name="Default" style:data-style-name="N0">
      <style:table-cell-properties fo:border-bottom="none" fo:border-left="none" fo:border-right="none" fo:border-top="2.01pt solid #000000" style:vertical-align="top"/>
    </style:style>
    <style:style style:name="ce18" style:family="table-cell" style:parent-style-name="Default" style:data-style-name="N0">
      <style:table-cell-properties fo:border-bottom="none" fo:background-color="#ffff00"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ackground-color="#ffff00" style:vertical-align="automatic"/>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order-bottom="2.01pt solid #000000" fo:background-color="#ffff00" fo:border-left="none" fo:border-right="none" fo:border-top="none" style:vertical-align="automatic"/>
      <style:text-properties fo:font-size="12pt" fo:font-weight="bold" style:font-size-asian="12pt" style:font-weight-asian="bold" style:font-size-complex="12pt" style:font-weight-complex="bold"/>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order-bottom="none"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5" style:family="table-cell" style:parent-style-name="Default" style:data-style-name="N0">
      <style:table-cell-properties fo:border-bottom="2.01pt solid #000000" style:text-align-source="fix" style:repeat-content="false" fo:border-left="none"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data-style-name="N121">
      <style:table-cell-properties fo:border-bottom="none" style:text-align-source="fix" style:repeat-content="false" fo:border-left="none" fo:border-right="none" fo:border-top="2.01pt solid #000000" style:vertical-align="automatic"/>
      <style:paragraph-properties fo:text-align="center"/>
    </style:style>
    <style:style style:name="ce8" style:family="table-cell" style:parent-style-name="Default" style:data-style-name="N121">
      <style:table-cell-properties style:text-align-source="fix" style:repeat-content="false" style:vertical-align="automatic"/>
      <style:paragraph-properties fo:text-align="center"/>
    </style:style>
    <style:style style:name="ce11" style:family="table-cell" style:parent-style-name="Default" style:data-style-name="N121">
      <style:table-cell-properties fo:border-bottom="2.01pt solid #000000" style:text-align-source="fix" style:repeat-content="false" fo:border-left="none" fo:border-right="none" fo:border-top="none" style:vertical-align="automatic"/>
      <style:paragraph-properties fo:text-align="center"/>
    </style:style>
    <style:style style:name="ce55" style:family="table-cell" style:parent-style-name="Default" style:data-style-name="N0">
      <style:table-cell-properties fo:border-bottom="none" fo:background-color="#ffff00" style:text-align-source="fix" style:repeat-content="false" fo:border-left="2.01pt solid #000000"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56" style:family="table-cell" style:parent-style-name="Default" style:data-style-name="N0">
      <style:table-cell-properties fo:border-bottom="none"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7" style:family="table-cell" style:parent-style-name="Default" style:data-style-name="N0">
      <style:table-cell-properties fo:border-bottom="2.01pt solid #000000"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8" style:family="table-cell" style:parent-style-name="Default" style:data-style-name="N0">
      <style:table-cell-properties fo:border-bottom="none" style:text-align-source="fix" style:repeat-content="false" fo:border-left="none"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21">
      <style:table-cell-properties fo:border-bottom="none" style:text-align-source="fix" style:repeat-content="false" fo:border-left="none" fo:border-right="2.01pt solid #000000" fo:border-top="2.01pt solid #000000" style:vertical-align="automatic"/>
      <style:paragraph-properties fo:text-align="center"/>
    </style:style>
    <style:style style:name="ce9" style:family="table-cell" style:parent-style-name="Default" style:data-style-name="N121">
      <style:table-cell-properties fo:border-bottom="none" style:text-align-source="fix" style:repeat-content="false" fo:border-left="none" fo:border-right="2.01pt solid #000000" fo:border-top="none" style:vertical-align="automatic"/>
      <style:paragraph-properties fo:text-align="center"/>
    </style:style>
    <style:style style:name="ce12" style:family="table-cell" style:parent-style-name="Default" style:data-style-name="N121">
      <style:table-cell-properties fo:border-bottom="2.01pt solid #000000" style:text-align-source="fix" style:repeat-content="false" fo:border-left="none" fo:border-right="2.01pt solid #000000" fo:border-top="none" style:vertical-align="automatic"/>
      <style:paragraph-properties fo:text-align="center"/>
    </style:style>
    <style:style style:name="ce27" style:family="table-cell" style:parent-style-name="Default" style:data-style-name="N0">
      <style:table-cell-properties fo:border-bottom="none" fo:background-color="transparent" fo:border-left="2.01pt solid #000000" fo:border-right="none" fo:border-top="none" style:vertical-align="automatic"/>
      <style:text-properties fo:font-size="12pt" fo:font-weight="bold" style:font-size-asian="12pt" style:font-weight-asian="bold" style:font-size-complex="12pt" style:font-weight-complex="bold"/>
    </style:style>
    <style:style style:name="ce48" style:family="table-cell" style:parent-style-name="Default" style:data-style-name="N0">
      <style:table-cell-properties fo:border-bottom="2.01pt solid #000000" style:text-align-source="fix" style:repeat-content="false" fo:background-color="transparent" fo:border-left="none" fo:border-right="none" fo:border-top="none" style:vertical-align="top"/>
      <style:paragraph-properties fo:text-align="start" fo:margin-left="0pt"/>
      <style:text-properties fo:font-size="14pt" fo:font-weight="bold" style:font-size-asian="14pt" style:font-weight-asian="bold" style:font-size-complex="14pt" style:font-weight-complex="bold"/>
    </style:style>
    <style:style style:name="ce49" style:family="table-cell" style:parent-style-name="Default" style:data-style-name="N0">
      <style:table-cell-properties fo:background-color="#c6e0b4" style:text-align-source="fix" style:repeat-content="false" fo:wrap-option="wrap" fo:border="2.01pt solid #000000" style:vertical-align="top"/>
      <style:paragraph-properties fo:text-align="start" fo:margin-left="0pt"/>
      <style:text-properties fo:font-size="12pt" fo:font-weight="bold" style:font-size-asian="12pt" style:font-weight-asian="bold" style:font-size-complex="12pt" style:font-weight-complex="bold"/>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3" table:default-cell-style-name="ce1"/>
        <table:table-column table:style-name="co11" table:number-columns-repeated="1009" table:default-cell-style-name="ce1"/>
        <table:table-row table:style-name="ro1">
          <table:table-cell table:number-columns-repeated="1024"/>
        </table:table-row>
        <table:table-row table:style-name="ro2">
          <table:table-cell/>
          <table:table-cell table:style-name="ce50" office:value-type="string" calcext:value-type="string" table:number-columns-spanned="3" table:number-rows-spanned="2">
            <text:p>The Optimum Coax Length for N6RK Coax Loop RX Antenna</text:p>
          </table:table-cell>
          <table:covered-table-cell table:number-columns-repeated="2"/>
          <table:table-cell>
            <draw:frame table:end-cell-address="Sheet1.I14" table:end-x="86.83pt" table:end-y="1.42pt" draw:z-index="0" draw:name="Chart 2" draw:style-name="gr1" svg:width="368.53pt" svg:height="229.83pt" svg:x="18.74pt" svg:y="0.34pt">
              <draw:object draw:notify-on-update-of-ranges="Sheet1.B16:Sheet1.B76 Sheet1.I16:Sheet1.I76"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48" office:value-type="string" calcext:value-type="string" table:number-columns-spanned="2" table:number-rows-spanned="1">
            <text:p>Instruction:</text:p>
          </table:table-cell>
          <table:covered-table-cell/>
          <table:table-cell table:number-columns-repeated="1012"/>
        </table:table-row>
        <table:table-row table:style-name="ro3">
          <table:table-cell/>
          <table:covered-table-cell table:number-columns-repeated="3"/>
          <table:table-cell table:number-columns-repeated="6"/>
          <table:table-cell table:style-name="ce49" office:value-type="string" calcext:value-type="string" table:number-columns-spanned="4" table:number-rows-spanned="11">
            <text:p>In the User Inputs Area, change the Coax Impedance, Coax capacitance, working Freq., and the desired tuning cap to the values you need. The "Resonance vs. Coax Length" Graph will shows the optimum coax lenght (m) which marked by the dip (minimum XL-XC, the nearest value to zero). If there is no dip visible or if the optimum coax length is not apropriate for your circumstances, change parameters in the user input. </text:p>
          </table:table-cell>
          <table:covered-table-cell table:number-columns-repeated="3"/>
          <table:table-cell table:number-columns-repeated="1010"/>
        </table:table-row>
        <table:table-row table:style-name="ro4">
          <table:table-cell table:number-columns-repeated="2"/>
          <table:table-cell table:style-name="ce31" table:number-columns-repeated="2"/>
          <table:table-cell table:number-columns-repeated="6"/>
          <table:covered-table-cell table:number-columns-repeated="4"/>
          <table:table-cell table:number-columns-repeated="1010"/>
        </table:table-row>
        <table:table-row table:style-name="ro4">
          <table:table-cell table:number-columns-repeated="10"/>
          <table:covered-table-cell table:number-columns-repeated="4"/>
          <table:table-cell table:number-columns-repeated="1010"/>
        </table:table-row>
        <table:table-row table:style-name="ro5">
          <table:table-cell/>
          <table:table-cell table:style-name="ce13" office:value-type="string" calcext:value-type="string">
            <text:p>User Inputs Here:</text:p>
          </table:table-cell>
          <table:table-cell table:style-name="ce14" table:number-columns-repeated="2"/>
          <table:table-cell table:number-columns-repeated="6"/>
          <table:covered-table-cell table:number-columns-repeated="4"/>
          <table:table-cell table:number-columns-repeated="1010"/>
        </table:table-row>
        <table:table-row table:style-name="ro6">
          <table:table-cell/>
          <table:table-cell table:style-name="ce17" office:value-type="string" calcext:value-type="string">
            <text:p>Coax Impedance (Ohm)</text:p>
          </table:table-cell>
          <table:table-cell table:style-name="ce18"/>
          <table:table-cell table:style-name="ce55" office:value-type="float" office:value="50" calcext:value-type="float">
            <text:p>50</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Coax capacitance per meter (pF/m)</text:p>
          </table:table-cell>
          <table:table-cell table:style-name="ce20"/>
          <table:table-cell table:style-name="ce56" office:value-type="float" office:value="78" calcext:value-type="float">
            <text:p>78</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Working Frequency (MHz)</text:p>
          </table:table-cell>
          <table:table-cell table:style-name="ce20"/>
          <table:table-cell table:style-name="ce56" office:value-type="float" office:value="3.57" calcext:value-type="float">
            <text:p>3.57</text:p>
          </table:table-cell>
          <table:table-cell table:number-columns-repeated="6"/>
          <table:covered-table-cell table:number-columns-repeated="4"/>
          <table:table-cell table:number-columns-repeated="1010"/>
        </table:table-row>
        <table:table-row table:style-name="ro6">
          <table:table-cell/>
          <table:table-cell table:style-name="ce21" office:value-type="string" calcext:value-type="string">
            <text:p>Desired Tuning Capacitor (pF)</text:p>
          </table:table-cell>
          <table:table-cell table:style-name="ce22"/>
          <table:table-cell table:style-name="ce57" office:value-type="float" office:value="56" calcext:value-type="float">
            <text:p>56</text:p>
          </table:table-cell>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5">
          <table:table-cell/>
          <table:table-cell table:style-name="ce13" office:value-type="string" calcext:value-type="string">
            <text:p>Calculated:</text:p>
          </table:table-cell>
          <table:table-cell table:style-name="ce23" table:number-columns-repeated="2"/>
          <table:table-cell table:number-columns-repeated="6"/>
          <table:covered-table-cell table:number-columns-repeated="4"/>
          <table:table-cell table:number-columns-repeated="1010"/>
        </table:table-row>
        <table:table-row table:style-name="ro6">
          <table:table-cell/>
          <table:table-cell table:style-name="ce15" office:value-type="string" calcext:value-type="string">
            <text:p>Coax Inductance per meter (uH/m)</text:p>
          </table:table-cell>
          <table:table-cell table:style-name="ce16"/>
          <table:table-cell table:style-name="ce58" table:formula="of:=POWER([.D7];2)*[.D8]*POWER(10;-6)" office:value-type="float" office:value="0.195" calcext:value-type="float">
            <text:p>0.195</text:p>
          </table:table-cell>
          <table:table-cell table:number-columns-repeated="6"/>
          <table:table-cell table:style-name="ce31" office:value-type="string" calcext:value-type="string">
            <text:p>author: Handiko Gesang, YD1SDL - 2018</text:p>
          </table:table-cell>
          <table:table-cell table:number-columns-repeated="1013"/>
        </table:table-row>
        <table:table-row table:style-name="ro7">
          <table:table-cell/>
          <table:table-cell table:style-name="ce24" office:value-type="string" calcext:value-type="string">
            <text:p>Coax Length (m)</text:p>
          </table:table-cell>
          <table:table-cell table:style-name="ce25" office:value-type="string" calcext:value-type="string">
            <text:p>Total capacitance (pF)</text:p>
          </table:table-cell>
          <table:table-cell table:style-name="ce25" office:value-type="string" calcext:value-type="string">
            <text:p>|XC| (Ohm)</text:p>
          </table:table-cell>
          <table:table-cell table:style-name="ce25"/>
          <table:table-cell table:style-name="ce25" office:value-type="string" calcext:value-type="string">
            <text:p>Total Coax Inductance (uH)</text:p>
          </table:table-cell>
          <table:table-cell table:style-name="ce25" office:value-type="string" calcext:value-type="string">
            <text:p>XL (Ohm)</text:p>
          </table:table-cell>
          <table:table-cell table:style-name="ce25"/>
          <table:table-cell table:style-name="ce26" office:value-type="string" calcext:value-type="string">
            <text:p>|XL - XC| (Ohm)</text:p>
          </table:table-cell>
          <table:table-cell table:style-name="ce27"/>
          <table:table-cell table:number-columns-repeated="1014"/>
        </table:table-row>
        <table:table-row table:style-name="ro4">
          <table:table-cell/>
          <table:table-cell table:style-name="ce4" office:value-type="float" office:value="1" calcext:value-type="float">
            <text:p>1.0</text:p>
          </table:table-cell>
          <table:table-cell table:style-name="ce5" table:formula="of:=Ct+(Cs*[.B16]/4)" office:value-type="float" office:value="75.5" calcext:value-type="float">
            <text:p>75.5</text:p>
          </table:table-cell>
          <table:table-cell table:style-name="ce5" table:formula="of:=1/(2*PI()*F*0.00001*[.C16])" office:value-type="float" office:value="59.0479689435121" calcext:value-type="float">
            <text:p>59.0</text:p>
          </table:table-cell>
          <table:table-cell table:style-name="ce5"/>
          <table:table-cell table:style-name="ce5" table:formula="of:=Ls*[.B16]" office:value-type="float" office:value="0.195" calcext:value-type="float">
            <text:p>0.2</text:p>
          </table:table-cell>
          <table:table-cell table:style-name="ce5" table:formula="of:=2*PI()*F*[.F16]" office:value-type="float" office:value="4.37403945159307" calcext:value-type="float">
            <text:p>4.4</text:p>
          </table:table-cell>
          <table:table-cell table:style-name="ce5"/>
          <table:table-cell table:style-name="ce6" table:formula="of:=ABS([.G16]-[.D16])" office:value-type="float" office:value="54.673929491919" calcext:value-type="float">
            <text:p>54.7</text:p>
          </table:table-cell>
          <table:table-cell table:number-columns-repeated="1015"/>
        </table:table-row>
        <table:table-row table:style-name="ro4">
          <table:table-cell/>
          <table:table-cell table:style-name="ce7" office:value-type="float" office:value="1.1" calcext:value-type="float">
            <text:p>1.1</text:p>
          </table:table-cell>
          <table:table-cell table:style-name="ce8" table:formula="of:=Ct+(Cs*[.B17]/4)" office:value-type="float" office:value="77.45" calcext:value-type="float">
            <text:p>77.5</text:p>
          </table:table-cell>
          <table:table-cell table:style-name="ce8" table:formula="of:=1/(2*PI()*F*0.00001*[.C17])" office:value-type="float" office:value="57.5612867041338" calcext:value-type="float">
            <text:p>57.6</text:p>
          </table:table-cell>
          <table:table-cell table:style-name="ce8"/>
          <table:table-cell table:style-name="ce8" table:formula="of:=Ls*[.B17]" office:value-type="float" office:value="0.2145" calcext:value-type="float">
            <text:p>0.2</text:p>
          </table:table-cell>
          <table:table-cell table:style-name="ce8" table:formula="of:=2*PI()*F*[.F17]" office:value-type="float" office:value="4.81144339675238" calcext:value-type="float">
            <text:p>4.8</text:p>
          </table:table-cell>
          <table:table-cell table:style-name="ce8"/>
          <table:table-cell table:style-name="ce9" table:formula="of:=ABS([.G17]-[.D17])" office:value-type="float" office:value="52.7498433073814" calcext:value-type="float">
            <text:p>52.7</text:p>
          </table:table-cell>
          <table:table-cell table:number-columns-repeated="1015"/>
        </table:table-row>
        <table:table-row table:style-name="ro4">
          <table:table-cell/>
          <table:table-cell table:style-name="ce7" office:value-type="float" office:value="1.2" calcext:value-type="float">
            <text:p>1.2</text:p>
          </table:table-cell>
          <table:table-cell table:style-name="ce8" table:formula="of:=Ct+(Cs*[.B18]/4)" office:value-type="float" office:value="79.4" calcext:value-type="float">
            <text:p>79.4</text:p>
          </table:table-cell>
          <table:table-cell table:style-name="ce8" table:formula="of:=1/(2*PI()*F*0.00001*[.C18])" office:value-type="float" office:value="56.1476278996872" calcext:value-type="float">
            <text:p>56.1</text:p>
          </table:table-cell>
          <table:table-cell table:style-name="ce8"/>
          <table:table-cell table:style-name="ce8" table:formula="of:=Ls*[.B18]" office:value-type="float" office:value="0.234" calcext:value-type="float">
            <text:p>0.2</text:p>
          </table:table-cell>
          <table:table-cell table:style-name="ce8" table:formula="of:=2*PI()*F*[.F18]" office:value-type="float" office:value="5.24884734191168" calcext:value-type="float">
            <text:p>5.2</text:p>
          </table:table-cell>
          <table:table-cell table:style-name="ce8"/>
          <table:table-cell table:style-name="ce9" table:formula="of:=ABS([.G18]-[.D18])" office:value-type="float" office:value="50.8987805577755" calcext:value-type="float">
            <text:p>50.9</text:p>
          </table:table-cell>
          <table:table-cell table:number-columns-repeated="1015"/>
        </table:table-row>
        <table:table-row table:style-name="ro4">
          <table:table-cell/>
          <table:table-cell table:style-name="ce7" office:value-type="float" office:value="1.3" calcext:value-type="float">
            <text:p>1.3</text:p>
          </table:table-cell>
          <table:table-cell table:style-name="ce8" table:formula="of:=Ct+(Cs*[.B19]/4)" office:value-type="float" office:value="81.35" calcext:value-type="float">
            <text:p>81.4</text:p>
          </table:table-cell>
          <table:table-cell table:style-name="ce8" table:formula="of:=1/(2*PI()*F*0.00001*[.C19])" office:value-type="float" office:value="54.8017413059024" calcext:value-type="float">
            <text:p>54.8</text:p>
          </table:table-cell>
          <table:table-cell table:style-name="ce8"/>
          <table:table-cell table:style-name="ce8" table:formula="of:=Ls*[.B19]" office:value-type="float" office:value="0.2535" calcext:value-type="float">
            <text:p>0.3</text:p>
          </table:table-cell>
          <table:table-cell table:style-name="ce8" table:formula="of:=2*PI()*F*[.F19]" office:value-type="float" office:value="5.68625128707099" calcext:value-type="float">
            <text:p>5.7</text:p>
          </table:table-cell>
          <table:table-cell table:style-name="ce8"/>
          <table:table-cell table:style-name="ce9" table:formula="of:=ABS([.G19]-[.D19])" office:value-type="float" office:value="49.1154900188314" calcext:value-type="float">
            <text:p>49.1</text:p>
          </table:table-cell>
          <table:table-cell table:number-columns-repeated="1015"/>
        </table:table-row>
        <table:table-row table:style-name="ro4">
          <table:table-cell/>
          <table:table-cell table:style-name="ce7" office:value-type="float" office:value="1.4" calcext:value-type="float">
            <text:p>1.4</text:p>
          </table:table-cell>
          <table:table-cell table:style-name="ce8" table:formula="of:=Ct+(Cs*[.B20]/4)" office:value-type="float" office:value="83.3" calcext:value-type="float">
            <text:p>83.3</text:p>
          </table:table-cell>
          <table:table-cell table:style-name="ce8" table:formula="of:=1/(2*PI()*F*0.00001*[.C20])" office:value-type="float" office:value="53.5188674097859" calcext:value-type="float">
            <text:p>53.5</text:p>
          </table:table-cell>
          <table:table-cell table:style-name="ce8"/>
          <table:table-cell table:style-name="ce8" table:formula="of:=Ls*[.B20]" office:value-type="float" office:value="0.273" calcext:value-type="float">
            <text:p>0.3</text:p>
          </table:table-cell>
          <table:table-cell table:style-name="ce8" table:formula="of:=2*PI()*F*[.F20]" office:value-type="float" office:value="6.1236552322303" calcext:value-type="float">
            <text:p>6.1</text:p>
          </table:table-cell>
          <table:table-cell table:style-name="ce8"/>
          <table:table-cell table:style-name="ce9" table:formula="of:=ABS([.G20]-[.D20])" office:value-type="float" office:value="47.3952121775556" calcext:value-type="float">
            <text:p>47.4</text:p>
          </table:table-cell>
          <table:table-cell table:number-columns-repeated="1015"/>
        </table:table-row>
        <table:table-row table:style-name="ro4">
          <table:table-cell/>
          <table:table-cell table:style-name="ce7" office:value-type="float" office:value="1.5" calcext:value-type="float">
            <text:p>1.5</text:p>
          </table:table-cell>
          <table:table-cell table:style-name="ce8" table:formula="of:=Ct+(Cs*[.B21]/4)" office:value-type="float" office:value="85.25" calcext:value-type="float">
            <text:p>85.3</text:p>
          </table:table-cell>
          <table:table-cell table:style-name="ce8" table:formula="of:=1/(2*PI()*F*0.00001*[.C21])" office:value-type="float" office:value="52.2946821728465" calcext:value-type="float">
            <text:p>52.3</text:p>
          </table:table-cell>
          <table:table-cell table:style-name="ce8"/>
          <table:table-cell table:style-name="ce8" table:formula="of:=Ls*[.B21]" office:value-type="float" office:value="0.2925" calcext:value-type="float">
            <text:p>0.3</text:p>
          </table:table-cell>
          <table:table-cell table:style-name="ce8" table:formula="of:=2*PI()*F*[.F21]" office:value-type="float" office:value="6.5610591773896" calcext:value-type="float">
            <text:p>6.6</text:p>
          </table:table-cell>
          <table:table-cell table:style-name="ce8"/>
          <table:table-cell table:style-name="ce9" table:formula="of:=ABS([.G21]-[.D21])" office:value-type="float" office:value="45.7336229954569" calcext:value-type="float">
            <text:p>45.7</text:p>
          </table:table-cell>
          <table:table-cell table:number-columns-repeated="1015"/>
        </table:table-row>
        <table:table-row table:style-name="ro4">
          <table:table-cell/>
          <table:table-cell table:style-name="ce7" office:value-type="float" office:value="1.6" calcext:value-type="float">
            <text:p>1.6</text:p>
          </table:table-cell>
          <table:table-cell table:style-name="ce8" table:formula="of:=Ct+(Cs*[.B22]/4)" office:value-type="float" office:value="87.2" calcext:value-type="float">
            <text:p>87.2</text:p>
          </table:table-cell>
          <table:table-cell table:style-name="ce8" table:formula="of:=1/(2*PI()*F*0.00001*[.C22])" office:value-type="float" office:value="51.1252483398528" calcext:value-type="float">
            <text:p>51.1</text:p>
          </table:table-cell>
          <table:table-cell table:style-name="ce8"/>
          <table:table-cell table:style-name="ce8" table:formula="of:=Ls*[.B22]" office:value-type="float" office:value="0.312" calcext:value-type="float">
            <text:p>0.3</text:p>
          </table:table-cell>
          <table:table-cell table:style-name="ce8" table:formula="of:=2*PI()*F*[.F22]" office:value-type="float" office:value="6.99846312254891" calcext:value-type="float">
            <text:p>7.0</text:p>
          </table:table-cell>
          <table:table-cell table:style-name="ce8"/>
          <table:table-cell table:style-name="ce9" table:formula="of:=ABS([.G22]-[.D22])" office:value-type="float" office:value="44.1267852173039" calcext:value-type="float">
            <text:p>44.1</text:p>
          </table:table-cell>
          <table:table-cell table:number-columns-repeated="1015"/>
        </table:table-row>
        <table:table-row table:style-name="ro4">
          <table:table-cell/>
          <table:table-cell table:style-name="ce7" office:value-type="float" office:value="1.7" calcext:value-type="float">
            <text:p>1.7</text:p>
          </table:table-cell>
          <table:table-cell table:style-name="ce8" table:formula="of:=Ct+(Cs*[.B23]/4)" office:value-type="float" office:value="89.15" calcext:value-type="float">
            <text:p>89.2</text:p>
          </table:table-cell>
          <table:table-cell table:style-name="ce8" table:formula="of:=1/(2*PI()*F*0.00001*[.C23])" office:value-type="float" office:value="50.0069731378033" calcext:value-type="float">
            <text:p>50.0</text:p>
          </table:table-cell>
          <table:table-cell table:style-name="ce8"/>
          <table:table-cell table:style-name="ce8" table:formula="of:=Ls*[.B23]" office:value-type="float" office:value="0.3315" calcext:value-type="float">
            <text:p>0.3</text:p>
          </table:table-cell>
          <table:table-cell table:style-name="ce8" table:formula="of:=2*PI()*F*[.F23]" office:value-type="float" office:value="7.43586706770822" calcext:value-type="float">
            <text:p>7.4</text:p>
          </table:table-cell>
          <table:table-cell table:style-name="ce8"/>
          <table:table-cell table:style-name="ce9" table:formula="of:=ABS([.G23]-[.D23])" office:value-type="float" office:value="42.5711060700951" calcext:value-type="float">
            <text:p>42.6</text:p>
          </table:table-cell>
          <table:table-cell table:number-columns-repeated="1015"/>
        </table:table-row>
        <table:table-row table:style-name="ro4">
          <table:table-cell/>
          <table:table-cell table:style-name="ce7" office:value-type="float" office:value="1.8" calcext:value-type="float">
            <text:p>1.8</text:p>
          </table:table-cell>
          <table:table-cell table:style-name="ce8" table:formula="of:=Ct+(Cs*[.B24]/4)" office:value-type="float" office:value="91.1" calcext:value-type="float">
            <text:p>91.1</text:p>
          </table:table-cell>
          <table:table-cell table:style-name="ce8" table:formula="of:=1/(2*PI()*F*0.00001*[.C24])" office:value-type="float" office:value="48.9365714076308" calcext:value-type="float">
            <text:p>48.9</text:p>
          </table:table-cell>
          <table:table-cell table:style-name="ce8"/>
          <table:table-cell table:style-name="ce8" table:formula="of:=Ls*[.B24]" office:value-type="float" office:value="0.351" calcext:value-type="float">
            <text:p>0.4</text:p>
          </table:table-cell>
          <table:table-cell table:style-name="ce8" table:formula="of:=2*PI()*F*[.F24]" office:value-type="float" office:value="7.87327101286752" calcext:value-type="float">
            <text:p>7.9</text:p>
          </table:table-cell>
          <table:table-cell table:style-name="ce8"/>
          <table:table-cell table:style-name="ce9" table:formula="of:=ABS([.G24]-[.D24])" office:value-type="float" office:value="41.0633003947632" calcext:value-type="float">
            <text:p>41.1</text:p>
          </table:table-cell>
          <table:table-cell table:number-columns-repeated="1015"/>
        </table:table-row>
        <table:table-row table:style-name="ro4">
          <table:table-cell/>
          <table:table-cell table:style-name="ce7" office:value-type="float" office:value="1.9" calcext:value-type="float">
            <text:p>1.9</text:p>
          </table:table-cell>
          <table:table-cell table:style-name="ce8" table:formula="of:=Ct+(Cs*[.B25]/4)" office:value-type="float" office:value="93.05" calcext:value-type="float">
            <text:p>93.1</text:p>
          </table:table-cell>
          <table:table-cell table:style-name="ce8" table:formula="of:=1/(2*PI()*F*0.00001*[.C25])" office:value-type="float" office:value="47.9110333716836" calcext:value-type="float">
            <text:p>47.9</text:p>
          </table:table-cell>
          <table:table-cell table:style-name="ce8"/>
          <table:table-cell table:style-name="ce8" table:formula="of:=Ls*[.B25]" office:value-type="float" office:value="0.3705" calcext:value-type="float">
            <text:p>0.4</text:p>
          </table:table-cell>
          <table:table-cell table:style-name="ce8" table:formula="of:=2*PI()*F*[.F25]" office:value-type="float" office:value="8.31067495802683" calcext:value-type="float">
            <text:p>8.3</text:p>
          </table:table-cell>
          <table:table-cell table:style-name="ce8"/>
          <table:table-cell table:style-name="ce9" table:formula="of:=ABS([.G25]-[.D25])" office:value-type="float" office:value="39.6003584136568" calcext:value-type="float">
            <text:p>39.6</text:p>
          </table:table-cell>
          <table:table-cell table:number-columns-repeated="1015"/>
        </table:table-row>
        <table:table-row table:style-name="ro4">
          <table:table-cell/>
          <table:table-cell table:style-name="ce7" office:value-type="float" office:value="2" calcext:value-type="float">
            <text:p>2.0</text:p>
          </table:table-cell>
          <table:table-cell table:style-name="ce8" table:formula="of:=Ct+(Cs*[.B26]/4)" office:value-type="float" office:value="95" calcext:value-type="float">
            <text:p>95.0</text:p>
          </table:table-cell>
          <table:table-cell table:style-name="ce8" table:formula="of:=1/(2*PI()*F*0.00001*[.C26])" office:value-type="float" office:value="46.9275963708965" calcext:value-type="float">
            <text:p>46.9</text:p>
          </table:table-cell>
          <table:table-cell table:style-name="ce8"/>
          <table:table-cell table:style-name="ce8" table:formula="of:=Ls*[.B26]" office:value-type="float" office:value="0.39" calcext:value-type="float">
            <text:p>0.4</text:p>
          </table:table-cell>
          <table:table-cell table:style-name="ce8" table:formula="of:=2*PI()*F*[.F26]" office:value-type="float" office:value="8.74807890318614" calcext:value-type="float">
            <text:p>8.7</text:p>
          </table:table-cell>
          <table:table-cell table:style-name="ce8"/>
          <table:table-cell table:style-name="ce9" table:formula="of:=ABS([.G26]-[.D26])" office:value-type="float" office:value="38.1795174677103" calcext:value-type="float">
            <text:p>38.2</text:p>
          </table:table-cell>
          <table:table-cell table:number-columns-repeated="1015"/>
        </table:table-row>
        <table:table-row table:style-name="ro8">
          <table:table-cell/>
          <table:table-cell table:style-name="ce7" office:value-type="float" office:value="2.1" calcext:value-type="float">
            <text:p>2.1</text:p>
          </table:table-cell>
          <table:table-cell table:style-name="ce8" table:formula="of:=Ct+(Cs*[.B27]/4)" office:value-type="float" office:value="96.95" calcext:value-type="float">
            <text:p>97.0</text:p>
          </table:table-cell>
          <table:table-cell table:style-name="ce8" table:formula="of:=1/(2*PI()*F*0.00001*[.C27])" office:value-type="float" office:value="45.9837200127402" calcext:value-type="float">
            <text:p>46.0</text:p>
          </table:table-cell>
          <table:table-cell table:style-name="ce8"/>
          <table:table-cell table:style-name="ce8" table:formula="of:=Ls*[.B27]" office:value-type="float" office:value="0.4095" calcext:value-type="float">
            <text:p>0.4</text:p>
          </table:table-cell>
          <table:table-cell table:style-name="ce8" table:formula="of:=2*PI()*F*[.F27]" office:value-type="float" office:value="9.18548284834544" calcext:value-type="float">
            <text:p>9.2</text:p>
          </table:table-cell>
          <table:table-cell table:style-name="ce8"/>
          <table:table-cell table:style-name="ce9" table:formula="of:=ABS([.G27]-[.D27])" office:value-type="float" office:value="36.7982371643948" calcext:value-type="float">
            <text:p>36.8</text:p>
          </table:table-cell>
          <table:table-cell table:number-columns-repeated="1015"/>
        </table:table-row>
        <table:table-row table:style-name="ro6">
          <table:table-cell/>
          <table:table-cell table:style-name="ce7" office:value-type="float" office:value="2.2" calcext:value-type="float">
            <text:p>2.2</text:p>
          </table:table-cell>
          <table:table-cell table:style-name="ce8" table:formula="of:=Ct+(Cs*[.B28]/4)" office:value-type="float" office:value="98.9" calcext:value-type="float">
            <text:p>98.9</text:p>
          </table:table-cell>
          <table:table-cell table:style-name="ce8" table:formula="of:=1/(2*PI()*F*0.00001*[.C28])" office:value-type="float" office:value="45.0770642592029" calcext:value-type="float">
            <text:p>45.1</text:p>
          </table:table-cell>
          <table:table-cell table:style-name="ce8"/>
          <table:table-cell table:style-name="ce8" table:formula="of:=Ls*[.B28]" office:value-type="float" office:value="0.429" calcext:value-type="float">
            <text:p>0.4</text:p>
          </table:table-cell>
          <table:table-cell table:style-name="ce8" table:formula="of:=2*PI()*F*[.F28]" office:value-type="float" office:value="9.62288679350475" calcext:value-type="float">
            <text:p>9.6</text:p>
          </table:table-cell>
          <table:table-cell table:style-name="ce8"/>
          <table:table-cell table:style-name="ce9" table:formula="of:=ABS([.G28]-[.D28])" office:value-type="float" office:value="35.4541774656981" calcext:value-type="float">
            <text:p>35.5</text:p>
          </table:table-cell>
          <table:table-cell table:number-columns-repeated="1015"/>
        </table:table-row>
        <table:table-row table:style-name="ro6">
          <table:table-cell/>
          <table:table-cell table:style-name="ce7" office:value-type="float" office:value="2.3" calcext:value-type="float">
            <text:p>2.3</text:p>
          </table:table-cell>
          <table:table-cell table:style-name="ce8" table:formula="of:=Ct+(Cs*[.B29]/4)" office:value-type="float" office:value="100.85" calcext:value-type="float">
            <text:p>100.9</text:p>
          </table:table-cell>
          <table:table-cell table:style-name="ce8" table:formula="of:=1/(2*PI()*F*0.00001*[.C29])" office:value-type="float" office:value="44.2054700568683" calcext:value-type="float">
            <text:p>44.2</text:p>
          </table:table-cell>
          <table:table-cell table:style-name="ce8"/>
          <table:table-cell table:style-name="ce8" table:formula="of:=Ls*[.B29]" office:value-type="float" office:value="0.4485" calcext:value-type="float">
            <text:p>0.4</text:p>
          </table:table-cell>
          <table:table-cell table:style-name="ce8" table:formula="of:=2*PI()*F*[.F29]" office:value-type="float" office:value="10.0602907386641" calcext:value-type="float">
            <text:p>10.1</text:p>
          </table:table-cell>
          <table:table-cell table:style-name="ce8"/>
          <table:table-cell table:style-name="ce9" table:formula="of:=ABS([.G29]-[.D29])" office:value-type="float" office:value="34.1451793182042" calcext:value-type="float">
            <text:p>34.1</text:p>
          </table:table-cell>
          <table:table-cell table:number-columns-repeated="1015"/>
        </table:table-row>
        <table:table-row table:style-name="ro6">
          <table:table-cell/>
          <table:table-cell table:style-name="ce7" office:value-type="float" office:value="2.4" calcext:value-type="float">
            <text:p>2.4</text:p>
          </table:table-cell>
          <table:table-cell table:style-name="ce8" table:formula="of:=Ct+(Cs*[.B30]/4)" office:value-type="float" office:value="102.8" calcext:value-type="float">
            <text:p>102.8</text:p>
          </table:table-cell>
          <table:table-cell table:style-name="ce8" table:formula="of:=1/(2*PI()*F*0.00001*[.C30])" office:value-type="float" office:value="43.3669421715483" calcext:value-type="float">
            <text:p>43.4</text:p>
          </table:table-cell>
          <table:table-cell table:style-name="ce8"/>
          <table:table-cell table:style-name="ce8" table:formula="of:=Ls*[.B30]" office:value-type="float" office:value="0.468" calcext:value-type="float">
            <text:p>0.5</text:p>
          </table:table-cell>
          <table:table-cell table:style-name="ce8" table:formula="of:=2*PI()*F*[.F30]" office:value-type="float" office:value="10.4976946838234" calcext:value-type="float">
            <text:p>10.5</text:p>
          </table:table-cell>
          <table:table-cell table:style-name="ce8"/>
          <table:table-cell table:style-name="ce9" table:formula="of:=ABS([.G30]-[.D30])" office:value-type="float" office:value="32.8692474877249" calcext:value-type="float">
            <text:p>32.9</text:p>
          </table:table-cell>
          <table:table-cell table:number-columns-repeated="1015"/>
        </table:table-row>
        <table:table-row table:style-name="ro6">
          <table:table-cell/>
          <table:table-cell table:style-name="ce7" office:value-type="float" office:value="2.5" calcext:value-type="float">
            <text:p>2.5</text:p>
          </table:table-cell>
          <table:table-cell table:style-name="ce8" table:formula="of:=Ct+(Cs*[.B31]/4)" office:value-type="float" office:value="104.75" calcext:value-type="float">
            <text:p>104.8</text:p>
          </table:table-cell>
          <table:table-cell table:style-name="ce8" table:formula="of:=1/(2*PI()*F*0.00001*[.C31])" office:value-type="float" office:value="42.5596339401925" calcext:value-type="float">
            <text:p>42.6</text:p>
          </table:table-cell>
          <table:table-cell table:style-name="ce8"/>
          <table:table-cell table:style-name="ce8" table:formula="of:=Ls*[.B31]" office:value-type="float" office:value="0.4875" calcext:value-type="float">
            <text:p>0.5</text:p>
          </table:table-cell>
          <table:table-cell table:style-name="ce8" table:formula="of:=2*PI()*F*[.F31]" office:value-type="float" office:value="10.9350986289827" calcext:value-type="float">
            <text:p>10.9</text:p>
          </table:table-cell>
          <table:table-cell table:style-name="ce8"/>
          <table:table-cell table:style-name="ce9" table:formula="of:=ABS([.G31]-[.D31])" office:value-type="float" office:value="31.6245353112098" calcext:value-type="float">
            <text:p>31.6</text:p>
          </table:table-cell>
          <table:table-cell table:number-columns-repeated="1015"/>
        </table:table-row>
        <table:table-row table:style-name="ro6">
          <table:table-cell/>
          <table:table-cell table:style-name="ce7" office:value-type="float" office:value="2.6" calcext:value-type="float">
            <text:p>2.6</text:p>
          </table:table-cell>
          <table:table-cell table:style-name="ce8" table:formula="of:=Ct+(Cs*[.B32]/4)" office:value-type="float" office:value="106.7" calcext:value-type="float">
            <text:p>106.7</text:p>
          </table:table-cell>
          <table:table-cell table:style-name="ce8" table:formula="of:=1/(2*PI()*F*0.00001*[.C32])" office:value-type="float" office:value="41.7818336948" calcext:value-type="float">
            <text:p>41.8</text:p>
          </table:table-cell>
          <table:table-cell table:style-name="ce8"/>
          <table:table-cell table:style-name="ce8" table:formula="of:=Ls*[.B32]" office:value-type="float" office:value="0.507" calcext:value-type="float">
            <text:p>0.5</text:p>
          </table:table-cell>
          <table:table-cell table:style-name="ce8" table:formula="of:=2*PI()*F*[.F32]" office:value-type="float" office:value="11.372502574142" calcext:value-type="float">
            <text:p>11.4</text:p>
          </table:table-cell>
          <table:table-cell table:style-name="ce8"/>
          <table:table-cell table:style-name="ce9" table:formula="of:=ABS([.G32]-[.D32])" office:value-type="float" office:value="30.409331120658" calcext:value-type="float">
            <text:p>30.4</text:p>
          </table:table-cell>
          <table:table-cell table:number-columns-repeated="1015"/>
        </table:table-row>
        <table:table-row table:style-name="ro6">
          <table:table-cell/>
          <table:table-cell table:style-name="ce7" office:value-type="float" office:value="2.7" calcext:value-type="float">
            <text:p>2.7</text:p>
          </table:table-cell>
          <table:table-cell table:style-name="ce8" table:formula="of:=Ct+(Cs*[.B33]/4)" office:value-type="float" office:value="108.65" calcext:value-type="float">
            <text:p>108.7</text:p>
          </table:table-cell>
          <table:table-cell table:style-name="ce8" table:formula="of:=1/(2*PI()*F*0.00001*[.C33])" office:value-type="float" office:value="41.0319526482758" calcext:value-type="float">
            <text:p>41.0</text:p>
          </table:table-cell>
          <table:table-cell table:style-name="ce8"/>
          <table:table-cell table:style-name="ce8" table:formula="of:=Ls*[.B33]" office:value-type="float" office:value="0.5265" calcext:value-type="float">
            <text:p>0.5</text:p>
          </table:table-cell>
          <table:table-cell table:style-name="ce8" table:formula="of:=2*PI()*F*[.F33]" office:value-type="float" office:value="11.8099065193013" calcext:value-type="float">
            <text:p>11.8</text:p>
          </table:table-cell>
          <table:table-cell table:style-name="ce8"/>
          <table:table-cell table:style-name="ce9" table:formula="of:=ABS([.G33]-[.D33])" office:value-type="float" office:value="29.2220461289745" calcext:value-type="float">
            <text:p>29.2</text:p>
          </table:table-cell>
          <table:table-cell table:number-columns-repeated="1015"/>
        </table:table-row>
        <table:table-row table:style-name="ro6">
          <table:table-cell/>
          <table:table-cell table:style-name="ce7" office:value-type="float" office:value="2.8" calcext:value-type="float">
            <text:p>2.8</text:p>
          </table:table-cell>
          <table:table-cell table:style-name="ce8" table:formula="of:=Ct+(Cs*[.B34]/4)" office:value-type="float" office:value="110.6" calcext:value-type="float">
            <text:p>110.6</text:p>
          </table:table-cell>
          <table:table-cell table:style-name="ce8" table:formula="of:=1/(2*PI()*F*0.00001*[.C34])" office:value-type="float" office:value="40.3085140618007" calcext:value-type="float">
            <text:p>40.3</text:p>
          </table:table-cell>
          <table:table-cell table:style-name="ce8"/>
          <table:table-cell table:style-name="ce8" table:formula="of:=Ls*[.B34]" office:value-type="float" office:value="0.546" calcext:value-type="float">
            <text:p>0.5</text:p>
          </table:table-cell>
          <table:table-cell table:style-name="ce8" table:formula="of:=2*PI()*F*[.F34]" office:value-type="float" office:value="12.2473104644606" calcext:value-type="float">
            <text:p>12.2</text:p>
          </table:table-cell>
          <table:table-cell table:style-name="ce8"/>
          <table:table-cell table:style-name="ce9" table:formula="of:=ABS([.G34]-[.D34])" office:value-type="float" office:value="28.0612035973402" calcext:value-type="float">
            <text:p>28.1</text:p>
          </table:table-cell>
          <table:table-cell table:number-columns-repeated="1015"/>
        </table:table-row>
        <table:table-row table:style-name="ro6">
          <table:table-cell/>
          <table:table-cell table:style-name="ce7" office:value-type="float" office:value="2.9" calcext:value-type="float">
            <text:p>2.9</text:p>
          </table:table-cell>
          <table:table-cell table:style-name="ce8" table:formula="of:=Ct+(Cs*[.B35]/4)" office:value-type="float" office:value="112.55" calcext:value-type="float">
            <text:p>112.6</text:p>
          </table:table-cell>
          <table:table-cell table:style-name="ce8" table:formula="of:=1/(2*PI()*F*0.00001*[.C35])" office:value-type="float" office:value="39.6101435382955" calcext:value-type="float">
            <text:p>39.6</text:p>
          </table:table-cell>
          <table:table-cell table:style-name="ce8"/>
          <table:table-cell table:style-name="ce8" table:formula="of:=Ls*[.B35]" office:value-type="float" office:value="0.5655" calcext:value-type="float">
            <text:p>0.6</text:p>
          </table:table-cell>
          <table:table-cell table:style-name="ce8" table:formula="of:=2*PI()*F*[.F35]" office:value-type="float" office:value="12.6847144096199" calcext:value-type="float">
            <text:p>12.7</text:p>
          </table:table-cell>
          <table:table-cell table:style-name="ce8"/>
          <table:table-cell table:style-name="ce9" table:formula="of:=ABS([.G35]-[.D35])" office:value-type="float" office:value="26.9254291286756" calcext:value-type="float">
            <text:p>26.9</text:p>
          </table:table-cell>
          <table:table-cell table:number-columns-repeated="1015"/>
        </table:table-row>
        <table:table-row table:style-name="ro6">
          <table:table-cell/>
          <table:table-cell table:style-name="ce7" office:value-type="float" office:value="3" calcext:value-type="float">
            <text:p>3.0</text:p>
          </table:table-cell>
          <table:table-cell table:style-name="ce8" table:formula="of:=Ct+(Cs*[.B36]/4)" office:value-type="float" office:value="114.5" calcext:value-type="float">
            <text:p>114.5</text:p>
          </table:table-cell>
          <table:table-cell table:style-name="ce8" table:formula="of:=1/(2*PI()*F*0.00001*[.C36])" office:value-type="float" office:value="38.9355603077307" calcext:value-type="float">
            <text:p>38.9</text:p>
          </table:table-cell>
          <table:table-cell table:style-name="ce8"/>
          <table:table-cell table:style-name="ce8" table:formula="of:=Ls*[.B36]" office:value-type="float" office:value="0.585" calcext:value-type="float">
            <text:p>0.6</text:p>
          </table:table-cell>
          <table:table-cell table:style-name="ce8" table:formula="of:=2*PI()*F*[.F36]" office:value-type="float" office:value="13.1221183547792" calcext:value-type="float">
            <text:p>13.1</text:p>
          </table:table-cell>
          <table:table-cell table:style-name="ce8"/>
          <table:table-cell table:style-name="ce9" table:formula="of:=ABS([.G36]-[.D36])" office:value-type="float" office:value="25.8134419529515" calcext:value-type="float">
            <text:p>25.8</text:p>
          </table:table-cell>
          <table:table-cell table:number-columns-repeated="1015"/>
        </table:table-row>
        <table:table-row table:style-name="ro6">
          <table:table-cell/>
          <table:table-cell table:style-name="ce7" office:value-type="float" office:value="3.1" calcext:value-type="float">
            <text:p>3.1</text:p>
          </table:table-cell>
          <table:table-cell table:style-name="ce8" table:formula="of:=Ct+(Cs*[.B37]/4)" office:value-type="float" office:value="116.45" calcext:value-type="float">
            <text:p>116.5</text:p>
          </table:table-cell>
          <table:table-cell table:style-name="ce8" table:formula="of:=1/(2*PI()*F*0.00001*[.C37])" office:value-type="float" office:value="38.283569388022" calcext:value-type="float">
            <text:p>38.3</text:p>
          </table:table-cell>
          <table:table-cell table:style-name="ce8"/>
          <table:table-cell table:style-name="ce8" table:formula="of:=Ls*[.B37]" office:value-type="float" office:value="0.6045" calcext:value-type="float">
            <text:p>0.6</text:p>
          </table:table-cell>
          <table:table-cell table:style-name="ce8" table:formula="of:=2*PI()*F*[.F37]" office:value-type="float" office:value="13.5595222999385" calcext:value-type="float">
            <text:p>13.6</text:p>
          </table:table-cell>
          <table:table-cell table:style-name="ce8"/>
          <table:table-cell table:style-name="ce9" table:formula="of:=ABS([.G37]-[.D37])" office:value-type="float" office:value="24.7240470880835" calcext:value-type="float">
            <text:p>24.7</text:p>
          </table:table-cell>
          <table:table-cell table:number-columns-repeated="1015"/>
        </table:table-row>
        <table:table-row table:style-name="ro6">
          <table:table-cell/>
          <table:table-cell table:style-name="ce7" office:value-type="float" office:value="3.2" calcext:value-type="float">
            <text:p>3.2</text:p>
          </table:table-cell>
          <table:table-cell table:style-name="ce8" table:formula="of:=Ct+(Cs*[.B38]/4)" office:value-type="float" office:value="118.4" calcext:value-type="float">
            <text:p>118.4</text:p>
          </table:table-cell>
          <table:table-cell table:style-name="ce8" table:formula="of:=1/(2*PI()*F*0.00001*[.C38])" office:value-type="float" office:value="37.6530545205672" calcext:value-type="float">
            <text:p>37.7</text:p>
          </table:table-cell>
          <table:table-cell table:style-name="ce8"/>
          <table:table-cell table:style-name="ce8" table:formula="of:=Ls*[.B38]" office:value-type="float" office:value="0.624" calcext:value-type="float">
            <text:p>0.6</text:p>
          </table:table-cell>
          <table:table-cell table:style-name="ce8" table:formula="of:=2*PI()*F*[.F38]" office:value-type="float" office:value="13.9969262450978" calcext:value-type="float">
            <text:p>14.0</text:p>
          </table:table-cell>
          <table:table-cell table:style-name="ce8"/>
          <table:table-cell table:style-name="ce9" table:formula="of:=ABS([.G38]-[.D38])" office:value-type="float" office:value="23.6561282754694" calcext:value-type="float">
            <text:p>23.7</text:p>
          </table:table-cell>
          <table:table-cell table:number-columns-repeated="1015"/>
        </table:table-row>
        <table:table-row table:style-name="ro6">
          <table:table-cell/>
          <table:table-cell table:style-name="ce7" office:value-type="float" office:value="3.3" calcext:value-type="float">
            <text:p>3.3</text:p>
          </table:table-cell>
          <table:table-cell table:style-name="ce8" table:formula="of:=Ct+(Cs*[.B39]/4)" office:value-type="float" office:value="120.35" calcext:value-type="float">
            <text:p>120.4</text:p>
          </table:table-cell>
          <table:table-cell table:style-name="ce8" table:formula="of:=1/(2*PI()*F*0.00001*[.C39])" office:value-type="float" office:value="37.0429717925647" calcext:value-type="float">
            <text:p>37.0</text:p>
          </table:table-cell>
          <table:table-cell table:style-name="ce8"/>
          <table:table-cell table:style-name="ce8" table:formula="of:=Ls*[.B39]" office:value-type="float" office:value="0.6435" calcext:value-type="float">
            <text:p>0.6</text:p>
          </table:table-cell>
          <table:table-cell table:style-name="ce8" table:formula="of:=2*PI()*F*[.F39]" office:value-type="float" office:value="14.4343301902571" calcext:value-type="float">
            <text:p>14.4</text:p>
          </table:table-cell>
          <table:table-cell table:style-name="ce8"/>
          <table:table-cell table:style-name="ce9" table:formula="of:=ABS([.G39]-[.D39])" office:value-type="float" office:value="22.6086416023076" calcext:value-type="float">
            <text:p>22.6</text:p>
          </table:table-cell>
          <table:table-cell table:number-columns-repeated="1015"/>
        </table:table-row>
        <table:table-row table:style-name="ro6">
          <table:table-cell/>
          <table:table-cell table:style-name="ce7" office:value-type="float" office:value="3.4" calcext:value-type="float">
            <text:p>3.4</text:p>
          </table:table-cell>
          <table:table-cell table:style-name="ce8" table:formula="of:=Ct+(Cs*[.B40]/4)" office:value-type="float" office:value="122.3" calcext:value-type="float">
            <text:p>122.3</text:p>
          </table:table-cell>
          <table:table-cell table:style-name="ce8" table:formula="of:=1/(2*PI()*F*0.00001*[.C40])" office:value-type="float" office:value="36.4523438694617" calcext:value-type="float">
            <text:p>36.5</text:p>
          </table:table-cell>
          <table:table-cell table:style-name="ce8"/>
          <table:table-cell table:style-name="ce8" table:formula="of:=Ls*[.B40]" office:value-type="float" office:value="0.663" calcext:value-type="float">
            <text:p>0.7</text:p>
          </table:table-cell>
          <table:table-cell table:style-name="ce8" table:formula="of:=2*PI()*F*[.F40]" office:value-type="float" office:value="14.8717341354164" calcext:value-type="float">
            <text:p>14.9</text:p>
          </table:table-cell>
          <table:table-cell table:style-name="ce8"/>
          <table:table-cell table:style-name="ce9" table:formula="of:=ABS([.G40]-[.D40])" office:value-type="float" office:value="21.5806097340452" calcext:value-type="float">
            <text:p>21.6</text:p>
          </table:table-cell>
          <table:table-cell table:number-columns-repeated="1015"/>
        </table:table-row>
        <table:table-row table:style-name="ro6">
          <table:table-cell/>
          <table:table-cell table:style-name="ce7" office:value-type="float" office:value="3.5" calcext:value-type="float">
            <text:p>3.5</text:p>
          </table:table-cell>
          <table:table-cell table:style-name="ce8" table:formula="of:=Ct+(Cs*[.B41]/4)" office:value-type="float" office:value="124.25" calcext:value-type="float">
            <text:p>124.3</text:p>
          </table:table-cell>
          <table:table-cell table:style-name="ce8" table:formula="of:=1/(2*PI()*F*0.00001*[.C41])" office:value-type="float" office:value="35.8802547705043" calcext:value-type="float">
            <text:p>35.9</text:p>
          </table:table-cell>
          <table:table-cell table:style-name="ce8"/>
          <table:table-cell table:style-name="ce8" table:formula="of:=Ls*[.B41]" office:value-type="float" office:value="0.6825" calcext:value-type="float">
            <text:p>0.7</text:p>
          </table:table-cell>
          <table:table-cell table:style-name="ce8" table:formula="of:=2*PI()*F*[.F41]" office:value-type="float" office:value="15.3091380805757" calcext:value-type="float">
            <text:p>15.3</text:p>
          </table:table-cell>
          <table:table-cell table:style-name="ce8"/>
          <table:table-cell table:style-name="ce9" table:formula="of:=ABS([.G41]-[.D41])" office:value-type="float" office:value="20.5711166899286" calcext:value-type="float">
            <text:p>20.6</text:p>
          </table:table-cell>
          <table:table-cell table:number-columns-repeated="1015"/>
        </table:table-row>
        <table:table-row table:style-name="ro6">
          <table:table-cell/>
          <table:table-cell table:style-name="ce7" office:value-type="float" office:value="3.6" calcext:value-type="float">
            <text:p>3.6</text:p>
          </table:table-cell>
          <table:table-cell table:style-name="ce8" table:formula="of:=Ct+(Cs*[.B42]/4)" office:value-type="float" office:value="126.2" calcext:value-type="float">
            <text:p>126.2</text:p>
          </table:table-cell>
          <table:table-cell table:style-name="ce8" table:formula="of:=1/(2*PI()*F*0.00001*[.C42])" office:value-type="float" office:value="35.3258451286463" calcext:value-type="float">
            <text:p>35.3</text:p>
          </table:table-cell>
          <table:table-cell table:style-name="ce8"/>
          <table:table-cell table:style-name="ce8" table:formula="of:=Ls*[.B42]" office:value-type="float" office:value="0.702" calcext:value-type="float">
            <text:p>0.7</text:p>
          </table:table-cell>
          <table:table-cell table:style-name="ce8" table:formula="of:=2*PI()*F*[.F42]" office:value-type="float" office:value="15.746542025735" calcext:value-type="float">
            <text:p>15.7</text:p>
          </table:table-cell>
          <table:table-cell table:style-name="ce8"/>
          <table:table-cell table:style-name="ce9" table:formula="of:=ABS([.G42]-[.D42])" office:value-type="float" office:value="19.5793031029113" calcext:value-type="float">
            <text:p>19.6</text:p>
          </table:table-cell>
          <table:table-cell table:number-columns-repeated="1015"/>
        </table:table-row>
        <table:table-row table:style-name="ro6">
          <table:table-cell/>
          <table:table-cell table:style-name="ce7" office:value-type="float" office:value="3.7" calcext:value-type="float">
            <text:p>3.7</text:p>
          </table:table-cell>
          <table:table-cell table:style-name="ce8" table:formula="of:=Ct+(Cs*[.B43]/4)" office:value-type="float" office:value="128.15" calcext:value-type="float">
            <text:p>128.2</text:p>
          </table:table-cell>
          <table:table-cell table:style-name="ce8" table:formula="of:=1/(2*PI()*F*0.00001*[.C43])" office:value-type="float" office:value="34.7883078832241" calcext:value-type="float">
            <text:p>34.8</text:p>
          </table:table-cell>
          <table:table-cell table:style-name="ce8"/>
          <table:table-cell table:style-name="ce8" table:formula="of:=Ls*[.B43]" office:value-type="float" office:value="0.7215" calcext:value-type="float">
            <text:p>0.7</text:p>
          </table:table-cell>
          <table:table-cell table:style-name="ce8" table:formula="of:=2*PI()*F*[.F43]" office:value-type="float" office:value="16.1839459708944" calcext:value-type="float">
            <text:p>16.2</text:p>
          </table:table-cell>
          <table:table-cell table:style-name="ce8"/>
          <table:table-cell table:style-name="ce9" table:formula="of:=ABS([.G43]-[.D43])" office:value-type="float" office:value="18.6043619123297" calcext:value-type="float">
            <text:p>18.6</text:p>
          </table:table-cell>
          <table:table-cell table:number-columns-repeated="1015"/>
        </table:table-row>
        <table:table-row table:style-name="ro6">
          <table:table-cell/>
          <table:table-cell table:style-name="ce7" office:value-type="float" office:value="3.8" calcext:value-type="float">
            <text:p>3.8</text:p>
          </table:table-cell>
          <table:table-cell table:style-name="ce8" table:formula="of:=Ct+(Cs*[.B44]/4)" office:value-type="float" office:value="130.1" calcext:value-type="float">
            <text:p>130.1</text:p>
          </table:table-cell>
          <table:table-cell table:style-name="ce8" table:formula="of:=1/(2*PI()*F*0.00001*[.C44])" office:value-type="float" office:value="34.2668843599936" calcext:value-type="float">
            <text:p>34.3</text:p>
          </table:table-cell>
          <table:table-cell table:style-name="ce8"/>
          <table:table-cell table:style-name="ce8" table:formula="of:=Ls*[.B44]" office:value-type="float" office:value="0.741" calcext:value-type="float">
            <text:p>0.7</text:p>
          </table:table-cell>
          <table:table-cell table:style-name="ce8" table:formula="of:=2*PI()*F*[.F44]" office:value-type="float" office:value="16.6213499160537" calcext:value-type="float">
            <text:p>16.6</text:p>
          </table:table-cell>
          <table:table-cell table:style-name="ce8"/>
          <table:table-cell table:style-name="ce9" table:formula="of:=ABS([.G44]-[.D44])" office:value-type="float" office:value="17.6455344439399" calcext:value-type="float">
            <text:p>17.6</text:p>
          </table:table-cell>
          <table:table-cell table:number-columns-repeated="1015"/>
        </table:table-row>
        <table:table-row table:style-name="ro6">
          <table:table-cell/>
          <table:table-cell table:style-name="ce7" office:value-type="float" office:value="3.9" calcext:value-type="float">
            <text:p>3.9</text:p>
          </table:table-cell>
          <table:table-cell table:style-name="ce8" table:formula="of:=Ct+(Cs*[.B45]/4)" office:value-type="float" office:value="132.05" calcext:value-type="float">
            <text:p>132.1</text:p>
          </table:table-cell>
          <table:table-cell table:style-name="ce8" table:formula="of:=1/(2*PI()*F*0.00001*[.C45])" office:value-type="float" office:value="33.7608606984867" calcext:value-type="float">
            <text:p>33.8</text:p>
          </table:table-cell>
          <table:table-cell table:style-name="ce8"/>
          <table:table-cell table:style-name="ce8" table:formula="of:=Ls*[.B45]" office:value-type="float" office:value="0.7605" calcext:value-type="float">
            <text:p>0.8</text:p>
          </table:table-cell>
          <table:table-cell table:style-name="ce8" table:formula="of:=2*PI()*F*[.F45]" office:value-type="float" office:value="17.058753861213" calcext:value-type="float">
            <text:p>17.1</text:p>
          </table:table-cell>
          <table:table-cell table:style-name="ce8"/>
          <table:table-cell table:style-name="ce9" table:formula="of:=ABS([.G45]-[.D45])" office:value-type="float" office:value="16.7021068372737" calcext:value-type="float">
            <text:p>16.7</text:p>
          </table:table-cell>
          <table:table-cell table:number-columns-repeated="1015"/>
        </table:table-row>
        <table:table-row table:style-name="ro6">
          <table:table-cell/>
          <table:table-cell table:style-name="ce7" office:value-type="float" office:value="4" calcext:value-type="float">
            <text:p>4.0</text:p>
          </table:table-cell>
          <table:table-cell table:style-name="ce8" table:formula="of:=Ct+(Cs*[.B46]/4)" office:value-type="float" office:value="134" calcext:value-type="float">
            <text:p>134.0</text:p>
          </table:table-cell>
          <table:table-cell table:style-name="ce8" table:formula="of:=1/(2*PI()*F*0.00001*[.C46])" office:value-type="float" office:value="33.2695645913072" calcext:value-type="float">
            <text:p>33.3</text:p>
          </table:table-cell>
          <table:table-cell table:style-name="ce8"/>
          <table:table-cell table:style-name="ce8" table:formula="of:=Ls*[.B46]" office:value-type="float" office:value="0.78" calcext:value-type="float">
            <text:p>0.8</text:p>
          </table:table-cell>
          <table:table-cell table:style-name="ce8" table:formula="of:=2*PI()*F*[.F46]" office:value-type="float" office:value="17.4961578063723" calcext:value-type="float">
            <text:p>17.5</text:p>
          </table:table-cell>
          <table:table-cell table:style-name="ce8"/>
          <table:table-cell table:style-name="ce9" table:formula="of:=ABS([.G46]-[.D46])" office:value-type="float" office:value="15.7734067849349" calcext:value-type="float">
            <text:p>15.8</text:p>
          </table:table-cell>
          <table:table-cell table:number-columns-repeated="1015"/>
        </table:table-row>
        <table:table-row table:style-name="ro6">
          <table:table-cell/>
          <table:table-cell table:style-name="ce7" office:value-type="float" office:value="4.1" calcext:value-type="float">
            <text:p>4.1</text:p>
          </table:table-cell>
          <table:table-cell table:style-name="ce8" table:formula="of:=Ct+(Cs*[.B47]/4)" office:value-type="float" office:value="135.95" calcext:value-type="float">
            <text:p>136.0</text:p>
          </table:table-cell>
          <table:table-cell table:style-name="ce8" table:formula="of:=1/(2*PI()*F*0.00001*[.C47])" office:value-type="float" office:value="32.7923623040468" calcext:value-type="float">
            <text:p>32.8</text:p>
          </table:table-cell>
          <table:table-cell table:style-name="ce8"/>
          <table:table-cell table:style-name="ce8" table:formula="of:=Ls*[.B47]" office:value-type="float" office:value="0.7995" calcext:value-type="float">
            <text:p>0.8</text:p>
          </table:table-cell>
          <table:table-cell table:style-name="ce8" table:formula="of:=2*PI()*F*[.F47]" office:value-type="float" office:value="17.9335617515316" calcext:value-type="float">
            <text:p>17.9</text:p>
          </table:table-cell>
          <table:table-cell table:style-name="ce8"/>
          <table:table-cell table:style-name="ce9" table:formula="of:=ABS([.G47]-[.D47])" office:value-type="float" office:value="14.8588005525152" calcext:value-type="float">
            <text:p>14.9</text:p>
          </table:table-cell>
          <table:table-cell table:number-columns-repeated="1015"/>
        </table:table-row>
        <table:table-row table:style-name="ro6">
          <table:table-cell/>
          <table:table-cell table:style-name="ce7" office:value-type="float" office:value="4.2" calcext:value-type="float">
            <text:p>4.2</text:p>
          </table:table-cell>
          <table:table-cell table:style-name="ce8" table:formula="of:=Ct+(Cs*[.B48]/4)" office:value-type="float" office:value="137.9" calcext:value-type="float">
            <text:p>137.9</text:p>
          </table:table-cell>
          <table:table-cell table:style-name="ce8" table:formula="of:=1/(2*PI()*F*0.00001*[.C48])" office:value-type="float" office:value="32.3286559480432" calcext:value-type="float">
            <text:p>32.3</text:p>
          </table:table-cell>
          <table:table-cell table:style-name="ce8"/>
          <table:table-cell table:style-name="ce8" table:formula="of:=Ls*[.B48]" office:value-type="float" office:value="0.819" calcext:value-type="float">
            <text:p>0.8</text:p>
          </table:table-cell>
          <table:table-cell table:style-name="ce8" table:formula="of:=2*PI()*F*[.F48]" office:value-type="float" office:value="18.3709656966909" calcext:value-type="float">
            <text:p>18.4</text:p>
          </table:table-cell>
          <table:table-cell table:style-name="ce8"/>
          <table:table-cell table:style-name="ce9" table:formula="of:=ABS([.G48]-[.D48])" office:value-type="float" office:value="13.9576902513524" calcext:value-type="float">
            <text:p>14.0</text:p>
          </table:table-cell>
          <table:table-cell table:number-columns-repeated="1015"/>
        </table:table-row>
        <table:table-row table:style-name="ro6">
          <table:table-cell/>
          <table:table-cell table:style-name="ce7" office:value-type="float" office:value="4.3" calcext:value-type="float">
            <text:p>4.3</text:p>
          </table:table-cell>
          <table:table-cell table:style-name="ce8" table:formula="of:=Ct+(Cs*[.B49]/4)" office:value-type="float" office:value="139.85" calcext:value-type="float">
            <text:p>139.9</text:p>
          </table:table-cell>
          <table:table-cell table:style-name="ce8" table:formula="of:=1/(2*PI()*F*0.00001*[.C49])" office:value-type="float" office:value="31.8778809813026" calcext:value-type="float">
            <text:p>31.9</text:p>
          </table:table-cell>
          <table:table-cell table:style-name="ce8"/>
          <table:table-cell table:style-name="ce8" table:formula="of:=Ls*[.B49]" office:value-type="float" office:value="0.8385" calcext:value-type="float">
            <text:p>0.8</text:p>
          </table:table-cell>
          <table:table-cell table:style-name="ce8" table:formula="of:=2*PI()*F*[.F49]" office:value-type="float" office:value="18.8083696418502" calcext:value-type="float">
            <text:p>18.8</text:p>
          </table:table-cell>
          <table:table-cell table:style-name="ce8"/>
          <table:table-cell table:style-name="ce9" table:formula="of:=ABS([.G49]-[.D49])" office:value-type="float" office:value="13.0695113394524" calcext:value-type="float">
            <text:p>13.1</text:p>
          </table:table-cell>
          <table:table-cell table:number-columns-repeated="1015"/>
        </table:table-row>
        <table:table-row table:style-name="ro6">
          <table:table-cell/>
          <table:table-cell table:style-name="ce7" office:value-type="float" office:value="4.4" calcext:value-type="float">
            <text:p>4.4</text:p>
          </table:table-cell>
          <table:table-cell table:style-name="ce8" table:formula="of:=Ct+(Cs*[.B50]/4)" office:value-type="float" office:value="141.8" calcext:value-type="float">
            <text:p>141.8</text:p>
          </table:table-cell>
          <table:table-cell table:style-name="ce8" table:formula="of:=1/(2*PI()*F*0.00001*[.C50])" office:value-type="float" office:value="31.4395039156217" calcext:value-type="float">
            <text:p>31.4</text:p>
          </table:table-cell>
          <table:table-cell table:style-name="ce8"/>
          <table:table-cell table:style-name="ce8" table:formula="of:=Ls*[.B50]" office:value-type="float" office:value="0.858" calcext:value-type="float">
            <text:p>0.9</text:p>
          </table:table-cell>
          <table:table-cell table:style-name="ce8" table:formula="of:=2*PI()*F*[.F50]" office:value-type="float" office:value="19.2457735870095" calcext:value-type="float">
            <text:p>19.2</text:p>
          </table:table-cell>
          <table:table-cell table:style-name="ce8"/>
          <table:table-cell table:style-name="ce9" table:formula="of:=ABS([.G50]-[.D50])" office:value-type="float" office:value="12.1937303286122" calcext:value-type="float">
            <text:p>12.2</text:p>
          </table:table-cell>
          <table:table-cell table:number-columns-repeated="1015"/>
        </table:table-row>
        <table:table-row table:style-name="ro6">
          <table:table-cell/>
          <table:table-cell table:style-name="ce7" office:value-type="float" office:value="4.5" calcext:value-type="float">
            <text:p>4.5</text:p>
          </table:table-cell>
          <table:table-cell table:style-name="ce8" table:formula="of:=Ct+(Cs*[.B51]/4)" office:value-type="float" office:value="143.75" calcext:value-type="float">
            <text:p>143.8</text:p>
          </table:table-cell>
          <table:table-cell table:style-name="ce8" table:formula="of:=1/(2*PI()*F*0.00001*[.C51])" office:value-type="float" office:value="31.0130202103316" calcext:value-type="float">
            <text:p>31.0</text:p>
          </table:table-cell>
          <table:table-cell table:style-name="ce8"/>
          <table:table-cell table:style-name="ce8" table:formula="of:=Ls*[.B51]" office:value-type="float" office:value="0.8775" calcext:value-type="float">
            <text:p>0.9</text:p>
          </table:table-cell>
          <table:table-cell table:style-name="ce8" table:formula="of:=2*PI()*F*[.F51]" office:value-type="float" office:value="19.6831775321688" calcext:value-type="float">
            <text:p>19.7</text:p>
          </table:table-cell>
          <table:table-cell table:style-name="ce8"/>
          <table:table-cell table:style-name="ce9" table:formula="of:=ABS([.G51]-[.D51])" office:value-type="float" office:value="11.3298426781628" calcext:value-type="float">
            <text:p>11.3</text:p>
          </table:table-cell>
          <table:table-cell table:number-columns-repeated="1015"/>
        </table:table-row>
        <table:table-row table:style-name="ro6">
          <table:table-cell/>
          <table:table-cell table:style-name="ce7" office:value-type="float" office:value="4.6" calcext:value-type="float">
            <text:p>4.6</text:p>
          </table:table-cell>
          <table:table-cell table:style-name="ce8" table:formula="of:=Ct+(Cs*[.B52]/4)" office:value-type="float" office:value="145.7" calcext:value-type="float">
            <text:p>145.7</text:p>
          </table:table-cell>
          <table:table-cell table:style-name="ce8" table:formula="of:=1/(2*PI()*F*0.00001*[.C52])" office:value-type="float" office:value="30.5979523351761" calcext:value-type="float">
            <text:p>30.6</text:p>
          </table:table-cell>
          <table:table-cell table:style-name="ce8"/>
          <table:table-cell table:style-name="ce8" table:formula="of:=Ls*[.B52]" office:value-type="float" office:value="0.897" calcext:value-type="float">
            <text:p>0.9</text:p>
          </table:table-cell>
          <table:table-cell table:style-name="ce8" table:formula="of:=2*PI()*F*[.F52]" office:value-type="float" office:value="20.1205814773281" calcext:value-type="float">
            <text:p>20.1</text:p>
          </table:table-cell>
          <table:table-cell table:style-name="ce8"/>
          <table:table-cell table:style-name="ce9" table:formula="of:=ABS([.G52]-[.D52])" office:value-type="float" office:value="10.477370857848" calcext:value-type="float">
            <text:p>10.5</text:p>
          </table:table-cell>
          <table:table-cell table:number-columns-repeated="1015"/>
        </table:table-row>
        <table:table-row table:style-name="ro6">
          <table:table-cell/>
          <table:table-cell table:style-name="ce7" office:value-type="float" office:value="4.7" calcext:value-type="float">
            <text:p>4.7</text:p>
          </table:table-cell>
          <table:table-cell table:style-name="ce8" table:formula="of:=Ct+(Cs*[.B53]/4)" office:value-type="float" office:value="147.65" calcext:value-type="float">
            <text:p>147.7</text:p>
          </table:table-cell>
          <table:table-cell table:style-name="ce8" table:formula="of:=1/(2*PI()*F*0.00001*[.C53])" office:value-type="float" office:value="30.1938479866926" calcext:value-type="float">
            <text:p>30.2</text:p>
          </table:table-cell>
          <table:table-cell table:style-name="ce8"/>
          <table:table-cell table:style-name="ce8" table:formula="of:=Ls*[.B53]" office:value-type="float" office:value="0.9165" calcext:value-type="float">
            <text:p>0.9</text:p>
          </table:table-cell>
          <table:table-cell table:style-name="ce8" table:formula="of:=2*PI()*F*[.F53]" office:value-type="float" office:value="20.5579854224874" calcext:value-type="float">
            <text:p>20.6</text:p>
          </table:table-cell>
          <table:table-cell table:style-name="ce8"/>
          <table:table-cell table:style-name="ce9" table:formula="of:=ABS([.G53]-[.D53])" office:value-type="float" office:value="9.63586256420518" calcext:value-type="float">
            <text:p>9.6</text:p>
          </table:table-cell>
          <table:table-cell table:number-columns-repeated="1015"/>
        </table:table-row>
        <table:table-row table:style-name="ro6">
          <table:table-cell/>
          <table:table-cell table:style-name="ce7" office:value-type="float" office:value="4.8" calcext:value-type="float">
            <text:p>4.8</text:p>
          </table:table-cell>
          <table:table-cell table:style-name="ce8" table:formula="of:=Ct+(Cs*[.B54]/4)" office:value-type="float" office:value="149.6" calcext:value-type="float">
            <text:p>149.6</text:p>
          </table:table-cell>
          <table:table-cell table:style-name="ce8" table:formula="of:=1/(2*PI()*F*0.00001*[.C54])" office:value-type="float" office:value="29.8002784440853" calcext:value-type="float">
            <text:p>29.8</text:p>
          </table:table-cell>
          <table:table-cell table:style-name="ce8"/>
          <table:table-cell table:style-name="ce8" table:formula="of:=Ls*[.B54]" office:value-type="float" office:value="0.936" calcext:value-type="float">
            <text:p>0.9</text:p>
          </table:table-cell>
          <table:table-cell table:style-name="ce8" table:formula="of:=2*PI()*F*[.F54]" office:value-type="float" office:value="20.9953893676467" calcext:value-type="float">
            <text:p>21.0</text:p>
          </table:table-cell>
          <table:table-cell table:style-name="ce8"/>
          <table:table-cell table:style-name="ce9" table:formula="of:=ABS([.G54]-[.D54])" office:value-type="float" office:value="8.80488907643859" calcext:value-type="float">
            <text:p>8.8</text:p>
          </table:table-cell>
          <table:table-cell table:number-columns-repeated="1015"/>
        </table:table-row>
        <table:table-row table:style-name="ro6">
          <table:table-cell/>
          <table:table-cell table:style-name="ce7" office:value-type="float" office:value="4.9" calcext:value-type="float">
            <text:p>4.9</text:p>
          </table:table-cell>
          <table:table-cell table:style-name="ce8" table:formula="of:=Ct+(Cs*[.B55]/4)" office:value-type="float" office:value="151.55" calcext:value-type="float">
            <text:p>151.6</text:p>
          </table:table-cell>
          <table:table-cell table:style-name="ce8" table:formula="of:=1/(2*PI()*F*0.00001*[.C55])" office:value-type="float" office:value="29.4168370520301" calcext:value-type="float">
            <text:p>29.4</text:p>
          </table:table-cell>
          <table:table-cell table:style-name="ce8"/>
          <table:table-cell table:style-name="ce8" table:formula="of:=Ls*[.B55]" office:value-type="float" office:value="0.9555" calcext:value-type="float">
            <text:p>1.0</text:p>
          </table:table-cell>
          <table:table-cell table:style-name="ce8" table:formula="of:=2*PI()*F*[.F55]" office:value-type="float" office:value="21.432793312806" calcext:value-type="float">
            <text:p>21.4</text:p>
          </table:table-cell>
          <table:table-cell table:style-name="ce8"/>
          <table:table-cell table:style-name="ce9" table:formula="of:=ABS([.G55]-[.D55])" office:value-type="float" office:value="7.98404373922407" calcext:value-type="float">
            <text:p>8.0</text:p>
          </table:table-cell>
          <table:table-cell table:number-columns-repeated="1015"/>
        </table:table-row>
        <table:table-row table:style-name="ro6">
          <table:table-cell/>
          <table:table-cell table:style-name="ce7" office:value-type="float" office:value="5" calcext:value-type="float">
            <text:p>5.0</text:p>
          </table:table-cell>
          <table:table-cell table:style-name="ce8" table:formula="of:=Ct+(Cs*[.B56]/4)" office:value-type="float" office:value="153.5" calcext:value-type="float">
            <text:p>153.5</text:p>
          </table:table-cell>
          <table:table-cell table:style-name="ce8" table:formula="of:=1/(2*PI()*F*0.00001*[.C56])" office:value-type="float" office:value="29.0431378191216" calcext:value-type="float">
            <text:p>29.0</text:p>
          </table:table-cell>
          <table:table-cell table:style-name="ce8"/>
          <table:table-cell table:style-name="ce8" table:formula="of:=Ls*[.B56]" office:value-type="float" office:value="0.975" calcext:value-type="float">
            <text:p>1.0</text:p>
          </table:table-cell>
          <table:table-cell table:style-name="ce8" table:formula="of:=2*PI()*F*[.F56]" office:value-type="float" office:value="21.8701972579653" calcext:value-type="float">
            <text:p>21.9</text:p>
          </table:table-cell>
          <table:table-cell table:style-name="ce8"/>
          <table:table-cell table:style-name="ce9" table:formula="of:=ABS([.G56]-[.D56])" office:value-type="float" office:value="7.17294056115624" calcext:value-type="float">
            <text:p>7.2</text:p>
          </table:table-cell>
          <table:table-cell table:number-columns-repeated="1015"/>
        </table:table-row>
        <table:table-row table:style-name="ro6">
          <table:table-cell/>
          <table:table-cell table:style-name="ce7" office:value-type="float" office:value="5.1" calcext:value-type="float">
            <text:p>5.1</text:p>
          </table:table-cell>
          <table:table-cell table:style-name="ce8" table:formula="of:=Ct+(Cs*[.B57]/4)" office:value-type="float" office:value="155.45" calcext:value-type="float">
            <text:p>155.5</text:p>
          </table:table-cell>
          <table:table-cell table:style-name="ce8" table:formula="of:=1/(2*PI()*F*0.00001*[.C57])" office:value-type="float" office:value="28.6788141218087" calcext:value-type="float">
            <text:p>28.7</text:p>
          </table:table-cell>
          <table:table-cell table:style-name="ce8"/>
          <table:table-cell table:style-name="ce8" table:formula="of:=Ls*[.B57]" office:value-type="float" office:value="0.9945" calcext:value-type="float">
            <text:p>1.0</text:p>
          </table:table-cell>
          <table:table-cell table:style-name="ce8" table:formula="of:=2*PI()*F*[.F57]" office:value-type="float" office:value="22.3076012031246" calcext:value-type="float">
            <text:p>22.3</text:p>
          </table:table-cell>
          <table:table-cell table:style-name="ce8"/>
          <table:table-cell table:style-name="ce9" table:formula="of:=ABS([.G57]-[.D57])" office:value-type="float" office:value="6.37121291868406" calcext:value-type="float">
            <text:p>6.4</text:p>
          </table:table-cell>
          <table:table-cell table:number-columns-repeated="1015"/>
        </table:table-row>
        <table:table-row table:style-name="ro6">
          <table:table-cell/>
          <table:table-cell table:style-name="ce7" office:value-type="float" office:value="5.2" calcext:value-type="float">
            <text:p>5.2</text:p>
          </table:table-cell>
          <table:table-cell table:style-name="ce8" table:formula="of:=Ct+(Cs*[.B58]/4)" office:value-type="float" office:value="157.4" calcext:value-type="float">
            <text:p>157.4</text:p>
          </table:table-cell>
          <table:table-cell table:style-name="ce8" table:formula="of:=1/(2*PI()*F*0.00001*[.C58])" office:value-type="float" office:value="28.3235175046707" calcext:value-type="float">
            <text:p>28.3</text:p>
          </table:table-cell>
          <table:table-cell table:style-name="ce8"/>
          <table:table-cell table:style-name="ce8" table:formula="of:=Ls*[.B58]" office:value-type="float" office:value="1.014" calcext:value-type="float">
            <text:p>1.0</text:p>
          </table:table-cell>
          <table:table-cell table:style-name="ce8" table:formula="of:=2*PI()*F*[.F58]" office:value-type="float" office:value="22.745005148284" calcext:value-type="float">
            <text:p>22.7</text:p>
          </table:table-cell>
          <table:table-cell table:style-name="ce8"/>
          <table:table-cell table:style-name="ce9" table:formula="of:=ABS([.G58]-[.D58])" office:value-type="float" office:value="5.57851235638671" calcext:value-type="float">
            <text:p>5.6</text:p>
          </table:table-cell>
          <table:table-cell table:number-columns-repeated="1015"/>
        </table:table-row>
        <table:table-row table:style-name="ro6">
          <table:table-cell/>
          <table:table-cell table:style-name="ce7" office:value-type="float" office:value="5.3" calcext:value-type="float">
            <text:p>5.3</text:p>
          </table:table-cell>
          <table:table-cell table:style-name="ce8" table:formula="of:=Ct+(Cs*[.B59]/4)" office:value-type="float" office:value="159.35" calcext:value-type="float">
            <text:p>159.4</text:p>
          </table:table-cell>
          <table:table-cell table:style-name="ce8" table:formula="of:=1/(2*PI()*F*0.00001*[.C59])" office:value-type="float" office:value="27.9769165687804" calcext:value-type="float">
            <text:p>28.0</text:p>
          </table:table-cell>
          <table:table-cell table:style-name="ce8"/>
          <table:table-cell table:style-name="ce8" table:formula="of:=Ls*[.B59]" office:value-type="float" office:value="1.0335" calcext:value-type="float">
            <text:p>1.0</text:p>
          </table:table-cell>
          <table:table-cell table:style-name="ce8" table:formula="of:=2*PI()*F*[.F59]" office:value-type="float" office:value="23.1824090934433" calcext:value-type="float">
            <text:p>23.2</text:p>
          </table:table-cell>
          <table:table-cell table:style-name="ce8"/>
          <table:table-cell table:style-name="ce9" table:formula="of:=ABS([.G59]-[.D59])" office:value-type="float" office:value="4.79450747533718" calcext:value-type="float">
            <text:p>4.8</text:p>
          </table:table-cell>
          <table:table-cell table:number-columns-repeated="1015"/>
        </table:table-row>
        <table:table-row table:style-name="ro6">
          <table:table-cell/>
          <table:table-cell table:style-name="ce7" office:value-type="float" office:value="5.4" calcext:value-type="float">
            <text:p>5.4</text:p>
          </table:table-cell>
          <table:table-cell table:style-name="ce8" table:formula="of:=Ct+(Cs*[.B60]/4)" office:value-type="float" office:value="161.3" calcext:value-type="float">
            <text:p>161.3</text:p>
          </table:table-cell>
          <table:table-cell table:style-name="ce8" table:formula="of:=1/(2*PI()*F*0.00001*[.C60])" office:value-type="float" office:value="27.6386959407016" calcext:value-type="float">
            <text:p>27.6</text:p>
          </table:table-cell>
          <table:table-cell table:style-name="ce8"/>
          <table:table-cell table:style-name="ce8" table:formula="of:=Ls*[.B60]" office:value-type="float" office:value="1.053" calcext:value-type="float">
            <text:p>1.1</text:p>
          </table:table-cell>
          <table:table-cell table:style-name="ce8" table:formula="of:=2*PI()*F*[.F60]" office:value-type="float" office:value="23.6198130386026" calcext:value-type="float">
            <text:p>23.6</text:p>
          </table:table-cell>
          <table:table-cell table:style-name="ce8"/>
          <table:table-cell table:style-name="ce9" table:formula="of:=ABS([.G60]-[.D60])" office:value-type="float" office:value="4.01888290209899" calcext:value-type="float">
            <text:p>4.0</text:p>
          </table:table-cell>
          <table:table-cell table:number-columns-repeated="1015"/>
        </table:table-row>
        <table:table-row table:style-name="ro6">
          <table:table-cell/>
          <table:table-cell table:style-name="ce7" office:value-type="float" office:value="5.5" calcext:value-type="float">
            <text:p>5.5</text:p>
          </table:table-cell>
          <table:table-cell table:style-name="ce8" table:formula="of:=Ct+(Cs*[.B61]/4)" office:value-type="float" office:value="163.25" calcext:value-type="float">
            <text:p>163.3</text:p>
          </table:table-cell>
          <table:table-cell table:style-name="ce8" table:formula="of:=1/(2*PI()*F*0.00001*[.C61])" office:value-type="float" office:value="27.3085553153762" calcext:value-type="float">
            <text:p>27.3</text:p>
          </table:table-cell>
          <table:table-cell table:style-name="ce8"/>
          <table:table-cell table:style-name="ce8" table:formula="of:=Ls*[.B61]" office:value-type="float" office:value="1.0725" calcext:value-type="float">
            <text:p>1.1</text:p>
          </table:table-cell>
          <table:table-cell table:style-name="ce8" table:formula="of:=2*PI()*F*[.F61]" office:value-type="float" office:value="24.0572169837619" calcext:value-type="float">
            <text:p>24.1</text:p>
          </table:table-cell>
          <table:table-cell table:style-name="ce8"/>
          <table:table-cell table:style-name="ce9" table:formula="of:=ABS([.G61]-[.D61])" office:value-type="float" office:value="3.25133833161431" calcext:value-type="float">
            <text:p>3.3</text:p>
          </table:table-cell>
          <table:table-cell table:number-columns-repeated="1015"/>
        </table:table-row>
        <table:table-row table:style-name="ro6">
          <table:table-cell/>
          <table:table-cell table:style-name="ce7" office:value-type="float" office:value="5.6" calcext:value-type="float">
            <text:p>5.6</text:p>
          </table:table-cell>
          <table:table-cell table:style-name="ce8" table:formula="of:=Ct+(Cs*[.B62]/4)" office:value-type="float" office:value="165.2" calcext:value-type="float">
            <text:p>165.2</text:p>
          </table:table-cell>
          <table:table-cell table:style-name="ce8" table:formula="of:=1/(2*PI()*F*0.00001*[.C62])" office:value-type="float" office:value="26.9862085667988" calcext:value-type="float">
            <text:p>27.0</text:p>
          </table:table-cell>
          <table:table-cell table:style-name="ce8"/>
          <table:table-cell table:style-name="ce8" table:formula="of:=Ls*[.B62]" office:value-type="float" office:value="1.092" calcext:value-type="float">
            <text:p>1.1</text:p>
          </table:table-cell>
          <table:table-cell table:style-name="ce8" table:formula="of:=2*PI()*F*[.F62]" office:value-type="float" office:value="24.4946209289212" calcext:value-type="float">
            <text:p>24.5</text:p>
          </table:table-cell>
          <table:table-cell table:style-name="ce8"/>
          <table:table-cell table:style-name="ce9" table:formula="of:=ABS([.G62]-[.D62])" office:value-type="float" office:value="2.49158763787763" calcext:value-type="float">
            <text:p>2.5</text:p>
          </table:table-cell>
          <table:table-cell table:number-columns-repeated="1015"/>
        </table:table-row>
        <table:table-row table:style-name="ro6">
          <table:table-cell/>
          <table:table-cell table:style-name="ce7" office:value-type="float" office:value="5.7" calcext:value-type="float">
            <text:p>5.7</text:p>
          </table:table-cell>
          <table:table-cell table:style-name="ce8" table:formula="of:=Ct+(Cs*[.B63]/4)" office:value-type="float" office:value="167.15" calcext:value-type="float">
            <text:p>167.2</text:p>
          </table:table-cell>
          <table:table-cell table:style-name="ce8" table:formula="of:=1/(2*PI()*F*0.00001*[.C63])" office:value-type="float" office:value="26.6713829209402" calcext:value-type="float">
            <text:p>26.7</text:p>
          </table:table-cell>
          <table:table-cell table:style-name="ce8"/>
          <table:table-cell table:style-name="ce8" table:formula="of:=Ls*[.B63]" office:value-type="float" office:value="1.1115" calcext:value-type="float">
            <text:p>1.1</text:p>
          </table:table-cell>
          <table:table-cell table:style-name="ce8" table:formula="of:=2*PI()*F*[.F63]" office:value-type="float" office:value="24.9320248740805" calcext:value-type="float">
            <text:p>24.9</text:p>
          </table:table-cell>
          <table:table-cell table:style-name="ce8"/>
          <table:table-cell table:style-name="ce9" table:formula="of:=ABS([.G63]-[.D63])" office:value-type="float" office:value="1.73935804685976" calcext:value-type="float">
            <text:p>1.7</text:p>
          </table:table-cell>
          <table:table-cell table:number-columns-repeated="1015"/>
        </table:table-row>
        <table:table-row table:style-name="ro6">
          <table:table-cell/>
          <table:table-cell table:style-name="ce7" office:value-type="float" office:value="5.80000000000001" calcext:value-type="float">
            <text:p>5.8</text:p>
          </table:table-cell>
          <table:table-cell table:style-name="ce8" table:formula="of:=Ct+(Cs*[.B64]/4)" office:value-type="float" office:value="169.1" calcext:value-type="float">
            <text:p>169.1</text:p>
          </table:table-cell>
          <table:table-cell table:style-name="ce8" table:formula="of:=1/(2*PI()*F*0.00001*[.C64])" office:value-type="float" office:value="26.3638181858969" calcext:value-type="float">
            <text:p>26.4</text:p>
          </table:table-cell>
          <table:table-cell table:style-name="ce8"/>
          <table:table-cell table:style-name="ce8" table:formula="of:=Ls*[.B64]" office:value-type="float" office:value="1.131" calcext:value-type="float">
            <text:p>1.1</text:p>
          </table:table-cell>
          <table:table-cell table:style-name="ce8" table:formula="of:=2*PI()*F*[.F64]" office:value-type="float" office:value="25.3694288192398" calcext:value-type="float">
            <text:p>25.4</text:p>
          </table:table-cell>
          <table:table-cell table:style-name="ce8"/>
          <table:table-cell table:style-name="ce9" table:formula="of:=ABS([.G64]-[.D64])" office:value-type="float" office:value="0.994389366657014" calcext:value-type="float">
            <text:p>1.0</text:p>
          </table:table-cell>
          <table:table-cell table:number-columns-repeated="1015"/>
        </table:table-row>
        <table:table-row table:style-name="ro6">
          <table:table-cell/>
          <table:table-cell table:style-name="ce7" office:value-type="float" office:value="5.90000000000001" calcext:value-type="float">
            <text:p>5.9</text:p>
          </table:table-cell>
          <table:table-cell table:style-name="ce8" table:formula="of:=Ct+(Cs*[.B65]/4)" office:value-type="float" office:value="171.05" calcext:value-type="float">
            <text:p>171.1</text:p>
          </table:table-cell>
          <table:table-cell table:style-name="ce8" table:formula="of:=1/(2*PI()*F*0.00001*[.C65])" office:value-type="float" office:value="26.0632660346984" calcext:value-type="float">
            <text:p>26.1</text:p>
          </table:table-cell>
          <table:table-cell table:style-name="ce8"/>
          <table:table-cell table:style-name="ce8" table:formula="of:=Ls*[.B65]" office:value-type="float" office:value="1.1505" calcext:value-type="float">
            <text:p>1.2</text:p>
          </table:table-cell>
          <table:table-cell table:style-name="ce8" table:formula="of:=2*PI()*F*[.F65]" office:value-type="float" office:value="25.8068327643991" calcext:value-type="float">
            <text:p>25.8</text:p>
          </table:table-cell>
          <table:table-cell table:style-name="ce8"/>
          <table:table-cell table:style-name="ce9" table:formula="of:=ABS([.G65]-[.D65])" office:value-type="float" office:value="0.256433270299233" calcext:value-type="float">
            <text:p>0.3</text:p>
          </table:table-cell>
          <table:table-cell table:number-columns-repeated="1015"/>
        </table:table-row>
        <table:table-row table:style-name="ro6">
          <table:table-cell/>
          <table:table-cell table:style-name="ce7" office:value-type="float" office:value="6.00000000000001" calcext:value-type="float">
            <text:p>6.0</text:p>
          </table:table-cell>
          <table:table-cell table:style-name="ce8" table:formula="of:=Ct+(Cs*[.B66]/4)" office:value-type="float" office:value="173" calcext:value-type="float">
            <text:p>173.0</text:p>
          </table:table-cell>
          <table:table-cell table:style-name="ce8" table:formula="of:=1/(2*PI()*F*0.00001*[.C66])" office:value-type="float" office:value="25.7694893366194" calcext:value-type="float">
            <text:p>25.8</text:p>
          </table:table-cell>
          <table:table-cell table:style-name="ce8"/>
          <table:table-cell table:style-name="ce8" table:formula="of:=Ls*[.B66]" office:value-type="float" office:value="1.17" calcext:value-type="float">
            <text:p>1.2</text:p>
          </table:table-cell>
          <table:table-cell table:style-name="ce8" table:formula="of:=2*PI()*F*[.F66]" office:value-type="float" office:value="26.2442367095585" calcext:value-type="float">
            <text:p>26.2</text:p>
          </table:table-cell>
          <table:table-cell table:style-name="ce8"/>
          <table:table-cell table:style-name="ce9" table:formula="of:=ABS([.G66]-[.D66])" office:value-type="float" office:value="0.474747372939039" calcext:value-type="float">
            <text:p>0.5</text:p>
          </table:table-cell>
          <table:table-cell table:number-columns-repeated="1015"/>
        </table:table-row>
        <table:table-row table:style-name="ro6">
          <table:table-cell/>
          <table:table-cell table:style-name="ce7" office:value-type="float" office:value="6.10000000000001" calcext:value-type="float">
            <text:p>6.1</text:p>
          </table:table-cell>
          <table:table-cell table:style-name="ce8" table:formula="of:=Ct+(Cs*[.B67]/4)" office:value-type="float" office:value="174.95" calcext:value-type="float">
            <text:p>175.0</text:p>
          </table:table-cell>
          <table:table-cell table:style-name="ce8" table:formula="of:=1/(2*PI()*F*0.00001*[.C67])" office:value-type="float" office:value="25.4822615332104" calcext:value-type="float">
            <text:p>25.5</text:p>
          </table:table-cell>
          <table:table-cell table:style-name="ce8"/>
          <table:table-cell table:style-name="ce8" table:formula="of:=Ls*[.B67]" office:value-type="float" office:value="1.1895" calcext:value-type="float">
            <text:p>1.2</text:p>
          </table:table-cell>
          <table:table-cell table:style-name="ce8" table:formula="of:=2*PI()*F*[.F67]" office:value-type="float" office:value="26.6816406547178" calcext:value-type="float">
            <text:p>26.7</text:p>
          </table:table-cell>
          <table:table-cell table:style-name="ce8"/>
          <table:table-cell table:style-name="ce9" table:formula="of:=ABS([.G67]-[.D67])" office:value-type="float" office:value="1.19937912150737" calcext:value-type="float">
            <text:p>1.2</text:p>
          </table:table-cell>
          <table:table-cell table:number-columns-repeated="1015"/>
        </table:table-row>
        <table:table-row table:style-name="ro6">
          <table:table-cell/>
          <table:table-cell table:style-name="ce7" office:value-type="float" office:value="6.20000000000001" calcext:value-type="float">
            <text:p>6.2</text:p>
          </table:table-cell>
          <table:table-cell table:style-name="ce8" table:formula="of:=Ct+(Cs*[.B68]/4)" office:value-type="float" office:value="176.9" calcext:value-type="float">
            <text:p>176.9</text:p>
          </table:table-cell>
          <table:table-cell table:style-name="ce8" table:formula="of:=1/(2*PI()*F*0.00001*[.C68])" office:value-type="float" office:value="25.2013660555973" calcext:value-type="float">
            <text:p>25.2</text:p>
          </table:table-cell>
          <table:table-cell table:style-name="ce8"/>
          <table:table-cell table:style-name="ce8" table:formula="of:=Ls*[.B68]" office:value-type="float" office:value="1.209" calcext:value-type="float">
            <text:p>1.2</text:p>
          </table:table-cell>
          <table:table-cell table:style-name="ce8" table:formula="of:=2*PI()*F*[.F68]" office:value-type="float" office:value="27.1190445998771" calcext:value-type="float">
            <text:p>27.1</text:p>
          </table:table-cell>
          <table:table-cell table:style-name="ce8"/>
          <table:table-cell table:style-name="ce9" table:formula="of:=ABS([.G68]-[.D68])" office:value-type="float" office:value="1.9176785442798" calcext:value-type="float">
            <text:p>1.9</text:p>
          </table:table-cell>
          <table:table-cell table:number-columns-repeated="1015"/>
        </table:table-row>
        <table:table-row table:style-name="ro6">
          <table:table-cell/>
          <table:table-cell table:style-name="ce7" office:value-type="float" office:value="6.30000000000001" calcext:value-type="float">
            <text:p>6.3</text:p>
          </table:table-cell>
          <table:table-cell table:style-name="ce8" table:formula="of:=Ct+(Cs*[.B69]/4)" office:value-type="float" office:value="178.85" calcext:value-type="float">
            <text:p>178.9</text:p>
          </table:table-cell>
          <table:table-cell table:style-name="ce8" table:formula="of:=1/(2*PI()*F*0.00001*[.C69])" office:value-type="float" office:value="24.9265957799002" calcext:value-type="float">
            <text:p>24.9</text:p>
          </table:table-cell>
          <table:table-cell table:style-name="ce8"/>
          <table:table-cell table:style-name="ce8" table:formula="of:=Ls*[.B69]" office:value-type="float" office:value="1.2285" calcext:value-type="float">
            <text:p>1.2</text:p>
          </table:table-cell>
          <table:table-cell table:style-name="ce8" table:formula="of:=2*PI()*F*[.F69]" office:value-type="float" office:value="27.5564485450364" calcext:value-type="float">
            <text:p>27.6</text:p>
          </table:table-cell>
          <table:table-cell table:style-name="ce8"/>
          <table:table-cell table:style-name="ce9" table:formula="of:=ABS([.G69]-[.D69])" office:value-type="float" office:value="2.62985276513613" calcext:value-type="float">
            <text:p>2.6</text:p>
          </table:table-cell>
          <table:table-cell table:number-columns-repeated="1015"/>
        </table:table-row>
        <table:table-row table:style-name="ro6">
          <table:table-cell/>
          <table:table-cell table:style-name="ce7" office:value-type="float" office:value="6.40000000000001" calcext:value-type="float">
            <text:p>6.4</text:p>
          </table:table-cell>
          <table:table-cell table:style-name="ce8" table:formula="of:=Ct+(Cs*[.B70]/4)" office:value-type="float" office:value="180.8" calcext:value-type="float">
            <text:p>180.8</text:p>
          </table:table-cell>
          <table:table-cell table:style-name="ce8" table:formula="of:=1/(2*PI()*F*0.00001*[.C70])" office:value-type="float" office:value="24.6577525178936" calcext:value-type="float">
            <text:p>24.7</text:p>
          </table:table-cell>
          <table:table-cell table:style-name="ce8"/>
          <table:table-cell table:style-name="ce8" table:formula="of:=Ls*[.B70]" office:value-type="float" office:value="1.248" calcext:value-type="float">
            <text:p>1.2</text:p>
          </table:table-cell>
          <table:table-cell table:style-name="ce8" table:formula="of:=2*PI()*F*[.F70]" office:value-type="float" office:value="27.9938524901957" calcext:value-type="float">
            <text:p>28.0</text:p>
          </table:table-cell>
          <table:table-cell table:style-name="ce8"/>
          <table:table-cell table:style-name="ce9" table:formula="of:=ABS([.G70]-[.D70])" office:value-type="float" office:value="3.33609997230211" calcext:value-type="float">
            <text:p>3.3</text:p>
          </table:table-cell>
          <table:table-cell table:number-columns-repeated="1015"/>
        </table:table-row>
        <table:table-row table:style-name="ro6">
          <table:table-cell/>
          <table:table-cell table:style-name="ce7" office:value-type="float" office:value="6.50000000000001" calcext:value-type="float">
            <text:p>6.5</text:p>
          </table:table-cell>
          <table:table-cell table:style-name="ce8" table:formula="of:=Ct+(Cs*[.B71]/4)" office:value-type="float" office:value="182.75" calcext:value-type="float">
            <text:p>182.8</text:p>
          </table:table-cell>
          <table:table-cell table:style-name="ce8" table:formula="of:=1/(2*PI()*F*0.00001*[.C71])" office:value-type="float" office:value="24.3946465402745" calcext:value-type="float">
            <text:p>24.4</text:p>
          </table:table-cell>
          <table:table-cell table:style-name="ce8"/>
          <table:table-cell table:style-name="ce8" table:formula="of:=Ls*[.B71]" office:value-type="float" office:value="1.2675" calcext:value-type="float">
            <text:p>1.3</text:p>
          </table:table-cell>
          <table:table-cell table:style-name="ce8" table:formula="of:=2*PI()*F*[.F71]" office:value-type="float" office:value="28.431256435355" calcext:value-type="float">
            <text:p>28.4</text:p>
          </table:table-cell>
          <table:table-cell table:style-name="ce8"/>
          <table:table-cell table:style-name="ce9" table:formula="of:=ABS([.G71]-[.D71])" office:value-type="float" office:value="4.03660989508052" calcext:value-type="float">
            <text:p>4.0</text:p>
          </table:table-cell>
          <table:table-cell table:number-columns-repeated="1015"/>
        </table:table-row>
        <table:table-row table:style-name="ro6">
          <table:table-cell/>
          <table:table-cell table:style-name="ce7" office:value-type="float" office:value="6.60000000000001" calcext:value-type="float">
            <text:p>6.6</text:p>
          </table:table-cell>
          <table:table-cell table:style-name="ce8" table:formula="of:=Ct+(Cs*[.B72]/4)" office:value-type="float" office:value="184.7" calcext:value-type="float">
            <text:p>184.7</text:p>
          </table:table-cell>
          <table:table-cell table:style-name="ce8" table:formula="of:=1/(2*PI()*F*0.00001*[.C72])" office:value-type="float" office:value="24.1370961301308" calcext:value-type="float">
            <text:p>24.1</text:p>
          </table:table-cell>
          <table:table-cell table:style-name="ce8"/>
          <table:table-cell table:style-name="ce8" table:formula="of:=Ls*[.B72]" office:value-type="float" office:value="1.287" calcext:value-type="float">
            <text:p>1.3</text:p>
          </table:table-cell>
          <table:table-cell table:style-name="ce8" table:formula="of:=2*PI()*F*[.F72]" office:value-type="float" office:value="28.8686603805143" calcext:value-type="float">
            <text:p>28.9</text:p>
          </table:table-cell>
          <table:table-cell table:style-name="ce8"/>
          <table:table-cell table:style-name="ce9" table:formula="of:=ABS([.G72]-[.D72])" office:value-type="float" office:value="4.7315642503835" calcext:value-type="float">
            <text:p>4.7</text:p>
          </table:table-cell>
          <table:table-cell table:number-columns-repeated="1015"/>
        </table:table-row>
        <table:table-row table:style-name="ro6">
          <table:table-cell/>
          <table:table-cell table:style-name="ce7" office:value-type="float" office:value="6.70000000000001" calcext:value-type="float">
            <text:p>6.7</text:p>
          </table:table-cell>
          <table:table-cell table:style-name="ce8" table:formula="of:=Ct+(Cs*[.B73]/4)" office:value-type="float" office:value="186.65" calcext:value-type="float">
            <text:p>186.7</text:p>
          </table:table-cell>
          <table:table-cell table:style-name="ce8" table:formula="of:=1/(2*PI()*F*0.00001*[.C73])" office:value-type="float" office:value="23.8849271643995" calcext:value-type="float">
            <text:p>23.9</text:p>
          </table:table-cell>
          <table:table-cell table:style-name="ce8"/>
          <table:table-cell table:style-name="ce8" table:formula="of:=Ls*[.B73]" office:value-type="float" office:value="1.3065" calcext:value-type="float">
            <text:p>1.3</text:p>
          </table:table-cell>
          <table:table-cell table:style-name="ce8" table:formula="of:=2*PI()*F*[.F73]" office:value-type="float" office:value="29.3060643256736" calcext:value-type="float">
            <text:p>29.3</text:p>
          </table:table-cell>
          <table:table-cell table:style-name="ce8"/>
          <table:table-cell table:style-name="ce9" table:formula="of:=ABS([.G73]-[.D73])" office:value-type="float" office:value="5.42113716127415" calcext:value-type="float">
            <text:p>5.4</text:p>
          </table:table-cell>
          <table:table-cell table:number-columns-repeated="1015"/>
        </table:table-row>
        <table:table-row table:style-name="ro6">
          <table:table-cell/>
          <table:table-cell table:style-name="ce7" office:value-type="float" office:value="6.80000000000002" calcext:value-type="float">
            <text:p>6.8</text:p>
          </table:table-cell>
          <table:table-cell table:style-name="ce8" table:formula="of:=Ct+(Cs*[.B74]/4)" office:value-type="float" office:value="188.6" calcext:value-type="float">
            <text:p>188.6</text:p>
          </table:table-cell>
          <table:table-cell table:style-name="ce8" table:formula="of:=1/(2*PI()*F*0.00001*[.C74])" office:value-type="float" office:value="23.6379727212893" calcext:value-type="float">
            <text:p>23.6</text:p>
          </table:table-cell>
          <table:table-cell table:style-name="ce8"/>
          <table:table-cell table:style-name="ce8" table:formula="of:=Ls*[.B74]" office:value-type="float" office:value="1.326" calcext:value-type="float">
            <text:p>1.3</text:p>
          </table:table-cell>
          <table:table-cell table:style-name="ce8" table:formula="of:=2*PI()*F*[.F74]" office:value-type="float" office:value="29.743468270833" calcext:value-type="float">
            <text:p>29.7</text:p>
          </table:table-cell>
          <table:table-cell table:style-name="ce8"/>
          <table:table-cell table:style-name="ce9" table:formula="of:=ABS([.G74]-[.D74])" office:value-type="float" office:value="6.1054955495437" calcext:value-type="float">
            <text:p>6.1</text:p>
          </table:table-cell>
          <table:table-cell table:number-columns-repeated="1015"/>
        </table:table-row>
        <table:table-row table:style-name="ro6">
          <table:table-cell/>
          <table:table-cell table:style-name="ce7" office:value-type="float" office:value="6.90000000000002" calcext:value-type="float">
            <text:p>6.9</text:p>
          </table:table-cell>
          <table:table-cell table:style-name="ce8" table:formula="of:=Ct+(Cs*[.B75]/4)" office:value-type="float" office:value="190.55" calcext:value-type="float">
            <text:p>190.6</text:p>
          </table:table-cell>
          <table:table-cell table:style-name="ce8" table:formula="of:=1/(2*PI()*F*0.00001*[.C75])" office:value-type="float" office:value="23.3960727118087" calcext:value-type="float">
            <text:p>23.4</text:p>
          </table:table-cell>
          <table:table-cell table:style-name="ce8"/>
          <table:table-cell table:style-name="ce8" table:formula="of:=Ls*[.B75]" office:value-type="float" office:value="1.3455" calcext:value-type="float">
            <text:p>1.3</text:p>
          </table:table-cell>
          <table:table-cell table:style-name="ce8" table:formula="of:=2*PI()*F*[.F75]" office:value-type="float" office:value="30.1808722159923" calcext:value-type="float">
            <text:p>30.2</text:p>
          </table:table-cell>
          <table:table-cell table:style-name="ce8"/>
          <table:table-cell table:style-name="ce9" table:formula="of:=ABS([.G75]-[.D75])" office:value-type="float" office:value="6.78479950418353" calcext:value-type="float">
            <text:p>6.8</text:p>
          </table:table-cell>
          <table:table-cell table:number-columns-repeated="1015"/>
        </table:table-row>
        <table:table-row table:style-name="ro1">
          <table:table-cell/>
          <table:table-cell table:style-name="ce10" office:value-type="float" office:value="7.00000000000002" calcext:value-type="float">
            <text:p>7.0</text:p>
          </table:table-cell>
          <table:table-cell table:style-name="ce11" table:formula="of:=Ct+(Cs*[.B76]/4)" office:value-type="float" office:value="192.5" calcext:value-type="float">
            <text:p>192.5</text:p>
          </table:table-cell>
          <table:table-cell table:style-name="ce11" table:formula="of:=1/(2*PI()*F*0.00001*[.C76])" office:value-type="float" office:value="23.1590735336891" calcext:value-type="float">
            <text:p>23.2</text:p>
          </table:table-cell>
          <table:table-cell table:style-name="ce11"/>
          <table:table-cell table:style-name="ce11" table:formula="of:=Ls*[.B76]" office:value-type="float" office:value="1.365" calcext:value-type="float">
            <text:p>1.4</text:p>
          </table:table-cell>
          <table:table-cell table:style-name="ce11" table:formula="of:=2*PI()*F*[.F76]" office:value-type="float" office:value="30.6182761611516" calcext:value-type="float">
            <text:p>30.6</text:p>
          </table:table-cell>
          <table:table-cell table:style-name="ce11"/>
          <table:table-cell table:style-name="ce12" table:formula="of:=ABS([.G76]-[.D76])" office:value-type="float" office:value="7.45920262746246" calcext:value-type="float">
            <text:p>7.5</text:p>
          </table:table-cell>
          <table:table-cell table:number-columns-repeated="1015"/>
        </table:table-row>
        <table:table-row table:style-name="ro6" table:number-rows-repeated="7">
          <table:table-cell table:number-columns-repeated="1024"/>
        </table:table-row>
        <table:table-row table:style-name="ro9" table:number-rows-repeated="1048492">
          <table:table-cell table:number-columns-repeated="1024"/>
        </table:table-row>
        <table:table-row table:style-name="ro9">
          <table:table-cell table:number-columns-repeated="1024"/>
        </table:table-row>
      </table:table>
      <table:named-expressions>
        <table:named-range table:name="Cs" table:base-cell-address="$Sheet1.$A$1" table:cell-range-address="Sheet1.$D$8"/>
        <table:named-range table:name="Ct" table:base-cell-address="$Sheet1.$A$1" table:cell-range-address="Sheet1.$D$10"/>
        <table:named-range table:name="F" table:base-cell-address="$Sheet1.$A$1" table:cell-range-address="Sheet1.$D$9"/>
        <table:named-range table:name="Ls" table:base-cell-address="$Sheet1.$A$1" table:cell-range-address="Sheet1.$D$14"/>
        <table:named-range table:name="Z" table:base-cell-address="$Sheet1.$A$1" table:cell-range-address="Sheet1.$D$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2">00/00/0000</text:date>, <text:time style:data-style-name="N2" text:time-value="22:50:10.97063927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initial-creator>USER</meta:initial-creator>
    <meta:creation-date>2018-09-25T07:40:54Z</meta:creation-date>
    <dc:date>2018-10-22T22:53:42.619073950</dc:date>
    <meta:editing-duration>PT2H19M52S</meta:editing-duration>
    <meta:editing-cycles>16</meta:editing-cycles>
    <meta:document-statistic meta:table-count="1" meta:cell-count="38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1" loext:min-decimal-places="1" number:min-integer-digits="1"/>
    </number:number-style>
    <style:style style:name="ch1" style:family="chart">
      <style:graphic-properties draw:stroke="solid" svg:stroke-width="0.026cm" svg:stroke-color="#4472c4" draw:fill-color="#4472c4"/>
    </style:style>
    <style:style style:name="ch2" style:family="chart">
      <style:chart-properties chart:auto-position="true" style:rotation-angle="0"/>
      <style:text-properties fo:color="#ffffff" style:text-position="0% 100%" fo:font-family="Calibri" fo:font-size="14.9997596740723pt" fo:letter-spacing="0.035cm" fo:font-weight="bold" style:font-size-asian="14.9997596740723pt" style:font-weight-asian="bold" style:font-size-complex="14.9997596740723pt" style:font-weight-complex="bold"/>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121">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35cm" svg:stroke-color="#ffffff" svg:stroke-opacity="25%"/>
      <style:text-properties fo:color="#ffffff" style:text-position="0% 100%" fo:font-family="Calibri" fo:font-size="9pt" fo:letter-spacing="0.035cm" style:font-size-asian="9pt" style:font-size-complex="9pt"/>
    </style:style>
    <style:style style:name="ch5" style:family="chart">
      <style:chart-properties chart:auto-position="true" style:rotation-angle="0"/>
      <style:text-properties fo:color="#ffffff" style:text-position="0% 100%" fo:font-family="Calibri" fo:font-size="9pt" fo:font-weight="bold" style:font-size-asian="9pt" style:font-weight-asian="bold" style:font-size-complex="9pt" style:font-weight-complex="bold"/>
    </style:style>
    <style:style style:name="ch6" style:family="chart">
      <style:graphic-properties svg:stroke-width="0.026cm" svg:stroke-color="#ffffff" svg:stroke-opacity="25%"/>
    </style:style>
    <style:style style:name="ch7" style:family="chart" style:data-style-name="N121">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draw:stroke="none"/>
      <style:text-properties fo:color="#ffffff" style:text-position="0% 100%" fo:font-family="Calibri" fo:font-size="9pt" style:font-size-asian="9pt" style:font-size-complex="9pt"/>
    </style:style>
    <style:style style:name="ch8" style:family="chart">
      <style:chart-properties chart:auto-position="true" style:rotation-angle="90"/>
      <style:text-properties fo:color="#ffffff" style:text-position="0% 100%" fo:font-family="Calibri" fo:font-size="9pt" fo:font-weight="bold" style:font-size-asian="9pt" style:font-weight-asian="bold" style:font-size-complex="9pt" style:font-weight-complex="bold"/>
    </style:style>
    <style:style style:name="ch9" style:family="chart" style:data-style-name="N121">
      <style:chart-properties chart:symbol-type="named-symbol" chart:symbol-name="circle" chart:symbol-width="0.212cm" chart:symbol-height="0.212cm" chart:link-data-style-to-source="true"/>
      <style:graphic-properties svg:stroke-width="0.079cm" svg:stroke-color="#ffffff" svg:stroke-opacity="50%" draw:fill="none" draw:fill-color="#ffffff" draw:opacity="5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cm" svg:height="8.101cm" xlink:href=".." xlink:type="simple" chart:class="chart:scatter" chart:style-name="ch1">
        <chart:title svg:x="3.021cm" svg:y="0.298cm" chart:style-name="ch2">
          <text:p>Resonance vs. Coax Length</text:p>
        </chart:title>
        <chart:plot-area chart:style-name="ch3" table:cell-range-address="Sheet1.B16:Sheet1.B76 Sheet1.I16:Sheet1.I76" svg:x="1.219cm" svg:y="1.307cm" svg:width="11.521cm" svg:height="5.703cm">
          <chartooo:coordinate-region svg:x="2.026cm" svg:y="1.467cm" svg:width="10.48cm" svg:height="4.975cm"/>
          <chart:axis chart:dimension="x" chart:name="primary-x" chart:style-name="ch4">
            <chart:title svg:x="5.85cm" svg:y="7.172cm" chart:style-name="ch5">
              <text:p>Coax Length (m)</text:p>
            </chart:title>
            <chart:grid chart:style-name="ch6" chart:class="major"/>
          </chart:axis>
          <chart:axis chart:dimension="y" chart:name="primary-y" chart:style-name="ch7">
            <chart:title svg:x="0.451cm" svg:y="5.221cm" chart:style-name="ch8">
              <text:p>|XL-XC| (Ohm)</text:p>
            </chart:title>
            <chart:grid chart:style-name="ch6" chart:class="major"/>
          </chart:axis>
          <chart:series chart:style-name="ch9" chart:values-cell-range-address="Sheet1.I16:Sheet1.I76" chart:class="chart:scatter">
            <chart:domain table:cell-range-address="Sheet1.B16:Sheet1.B76"/>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B16:Sheet1.B76</svg:desc>
                </draw:g>
              </table:table-cell>
              <table:table-cell office:value-type="float" office:value="54.673929491919">
                <text:p>54.673929491919</text:p>
                <draw:g>
                  <svg:desc>Sheet1.I16:Sheet1.I76</svg:desc>
                </draw:g>
              </table:table-cell>
            </table:table-row>
            <table:table-row>
              <table:table-cell office:value-type="string">
                <text:p>2</text:p>
              </table:table-cell>
              <table:table-cell office:value-type="float" office:value="1.1">
                <text:p>1.1</text:p>
              </table:table-cell>
              <table:table-cell office:value-type="float" office:value="52.7498433073814">
                <text:p>52.7498433073814</text:p>
              </table:table-cell>
            </table:table-row>
            <table:table-row>
              <table:table-cell office:value-type="string">
                <text:p>3</text:p>
              </table:table-cell>
              <table:table-cell office:value-type="float" office:value="1.2">
                <text:p>1.2</text:p>
              </table:table-cell>
              <table:table-cell office:value-type="float" office:value="50.8987805577755">
                <text:p>50.8987805577755</text:p>
              </table:table-cell>
            </table:table-row>
            <table:table-row>
              <table:table-cell office:value-type="string">
                <text:p>4</text:p>
              </table:table-cell>
              <table:table-cell office:value-type="float" office:value="1.3">
                <text:p>1.3</text:p>
              </table:table-cell>
              <table:table-cell office:value-type="float" office:value="49.1154900188314">
                <text:p>49.1154900188314</text:p>
              </table:table-cell>
            </table:table-row>
            <table:table-row>
              <table:table-cell office:value-type="string">
                <text:p>5</text:p>
              </table:table-cell>
              <table:table-cell office:value-type="float" office:value="1.4">
                <text:p>1.4</text:p>
              </table:table-cell>
              <table:table-cell office:value-type="float" office:value="47.3952121775556">
                <text:p>47.3952121775556</text:p>
              </table:table-cell>
            </table:table-row>
            <table:table-row>
              <table:table-cell office:value-type="string">
                <text:p>6</text:p>
              </table:table-cell>
              <table:table-cell office:value-type="float" office:value="1.5">
                <text:p>1.5</text:p>
              </table:table-cell>
              <table:table-cell office:value-type="float" office:value="45.7336229954569">
                <text:p>45.7336229954569</text:p>
              </table:table-cell>
            </table:table-row>
            <table:table-row>
              <table:table-cell office:value-type="string">
                <text:p>7</text:p>
              </table:table-cell>
              <table:table-cell office:value-type="float" office:value="1.6">
                <text:p>1.6</text:p>
              </table:table-cell>
              <table:table-cell office:value-type="float" office:value="44.1267852173039">
                <text:p>44.1267852173039</text:p>
              </table:table-cell>
            </table:table-row>
            <table:table-row>
              <table:table-cell office:value-type="string">
                <text:p>8</text:p>
              </table:table-cell>
              <table:table-cell office:value-type="float" office:value="1.7">
                <text:p>1.7</text:p>
              </table:table-cell>
              <table:table-cell office:value-type="float" office:value="42.5711060700951">
                <text:p>42.5711060700951</text:p>
              </table:table-cell>
            </table:table-row>
            <table:table-row>
              <table:table-cell office:value-type="string">
                <text:p>9</text:p>
              </table:table-cell>
              <table:table-cell office:value-type="float" office:value="1.8">
                <text:p>1.8</text:p>
              </table:table-cell>
              <table:table-cell office:value-type="float" office:value="41.0633003947632">
                <text:p>41.0633003947632</text:p>
              </table:table-cell>
            </table:table-row>
            <table:table-row>
              <table:table-cell office:value-type="string">
                <text:p>10</text:p>
              </table:table-cell>
              <table:table-cell office:value-type="float" office:value="1.9">
                <text:p>1.9</text:p>
              </table:table-cell>
              <table:table-cell office:value-type="float" office:value="39.6003584136568">
                <text:p>39.6003584136568</text:p>
              </table:table-cell>
            </table:table-row>
            <table:table-row>
              <table:table-cell office:value-type="string">
                <text:p>11</text:p>
              </table:table-cell>
              <table:table-cell office:value-type="float" office:value="2">
                <text:p>2</text:p>
              </table:table-cell>
              <table:table-cell office:value-type="float" office:value="38.1795174677103">
                <text:p>38.1795174677103</text:p>
              </table:table-cell>
            </table:table-row>
            <table:table-row>
              <table:table-cell office:value-type="string">
                <text:p>12</text:p>
              </table:table-cell>
              <table:table-cell office:value-type="float" office:value="2.1">
                <text:p>2.1</text:p>
              </table:table-cell>
              <table:table-cell office:value-type="float" office:value="36.7982371643948">
                <text:p>36.7982371643948</text:p>
              </table:table-cell>
            </table:table-row>
            <table:table-row>
              <table:table-cell office:value-type="string">
                <text:p>13</text:p>
              </table:table-cell>
              <table:table-cell office:value-type="float" office:value="2.2">
                <text:p>2.2</text:p>
              </table:table-cell>
              <table:table-cell office:value-type="float" office:value="35.4541774656981">
                <text:p>35.4541774656981</text:p>
              </table:table-cell>
            </table:table-row>
            <table:table-row>
              <table:table-cell office:value-type="string">
                <text:p>14</text:p>
              </table:table-cell>
              <table:table-cell office:value-type="float" office:value="2.3">
                <text:p>2.3</text:p>
              </table:table-cell>
              <table:table-cell office:value-type="float" office:value="34.1451793182042">
                <text:p>34.1451793182042</text:p>
              </table:table-cell>
            </table:table-row>
            <table:table-row>
              <table:table-cell office:value-type="string">
                <text:p>15</text:p>
              </table:table-cell>
              <table:table-cell office:value-type="float" office:value="2.4">
                <text:p>2.4</text:p>
              </table:table-cell>
              <table:table-cell office:value-type="float" office:value="32.8692474877249">
                <text:p>32.8692474877249</text:p>
              </table:table-cell>
            </table:table-row>
            <table:table-row>
              <table:table-cell office:value-type="string">
                <text:p>16</text:p>
              </table:table-cell>
              <table:table-cell office:value-type="float" office:value="2.5">
                <text:p>2.5</text:p>
              </table:table-cell>
              <table:table-cell office:value-type="float" office:value="31.6245353112098">
                <text:p>31.6245353112098</text:p>
              </table:table-cell>
            </table:table-row>
            <table:table-row>
              <table:table-cell office:value-type="string">
                <text:p>17</text:p>
              </table:table-cell>
              <table:table-cell office:value-type="float" office:value="2.6">
                <text:p>2.6</text:p>
              </table:table-cell>
              <table:table-cell office:value-type="float" office:value="30.409331120658">
                <text:p>30.409331120658</text:p>
              </table:table-cell>
            </table:table-row>
            <table:table-row>
              <table:table-cell office:value-type="string">
                <text:p>18</text:p>
              </table:table-cell>
              <table:table-cell office:value-type="float" office:value="2.7">
                <text:p>2.7</text:p>
              </table:table-cell>
              <table:table-cell office:value-type="float" office:value="29.2220461289745">
                <text:p>29.2220461289745</text:p>
              </table:table-cell>
            </table:table-row>
            <table:table-row>
              <table:table-cell office:value-type="string">
                <text:p>19</text:p>
              </table:table-cell>
              <table:table-cell office:value-type="float" office:value="2.8">
                <text:p>2.8</text:p>
              </table:table-cell>
              <table:table-cell office:value-type="float" office:value="28.0612035973402">
                <text:p>28.0612035973402</text:p>
              </table:table-cell>
            </table:table-row>
            <table:table-row>
              <table:table-cell office:value-type="string">
                <text:p>20</text:p>
              </table:table-cell>
              <table:table-cell office:value-type="float" office:value="2.9">
                <text:p>2.9</text:p>
              </table:table-cell>
              <table:table-cell office:value-type="float" office:value="26.9254291286756">
                <text:p>26.9254291286756</text:p>
              </table:table-cell>
            </table:table-row>
            <table:table-row>
              <table:table-cell office:value-type="string">
                <text:p>21</text:p>
              </table:table-cell>
              <table:table-cell office:value-type="float" office:value="3">
                <text:p>3</text:p>
              </table:table-cell>
              <table:table-cell office:value-type="float" office:value="25.8134419529515">
                <text:p>25.8134419529515</text:p>
              </table:table-cell>
            </table:table-row>
            <table:table-row>
              <table:table-cell office:value-type="string">
                <text:p>22</text:p>
              </table:table-cell>
              <table:table-cell office:value-type="float" office:value="3.1">
                <text:p>3.1</text:p>
              </table:table-cell>
              <table:table-cell office:value-type="float" office:value="24.7240470880835">
                <text:p>24.7240470880835</text:p>
              </table:table-cell>
            </table:table-row>
            <table:table-row>
              <table:table-cell office:value-type="string">
                <text:p>23</text:p>
              </table:table-cell>
              <table:table-cell office:value-type="float" office:value="3.2">
                <text:p>3.2</text:p>
              </table:table-cell>
              <table:table-cell office:value-type="float" office:value="23.6561282754694">
                <text:p>23.6561282754694</text:p>
              </table:table-cell>
            </table:table-row>
            <table:table-row>
              <table:table-cell office:value-type="string">
                <text:p>24</text:p>
              </table:table-cell>
              <table:table-cell office:value-type="float" office:value="3.3">
                <text:p>3.3</text:p>
              </table:table-cell>
              <table:table-cell office:value-type="float" office:value="22.6086416023076">
                <text:p>22.6086416023076</text:p>
              </table:table-cell>
            </table:table-row>
            <table:table-row>
              <table:table-cell office:value-type="string">
                <text:p>25</text:p>
              </table:table-cell>
              <table:table-cell office:value-type="float" office:value="3.4">
                <text:p>3.4</text:p>
              </table:table-cell>
              <table:table-cell office:value-type="float" office:value="21.5806097340452">
                <text:p>21.5806097340452</text:p>
              </table:table-cell>
            </table:table-row>
            <table:table-row>
              <table:table-cell office:value-type="string">
                <text:p>26</text:p>
              </table:table-cell>
              <table:table-cell office:value-type="float" office:value="3.5">
                <text:p>3.5</text:p>
              </table:table-cell>
              <table:table-cell office:value-type="float" office:value="20.5711166899286">
                <text:p>20.5711166899286</text:p>
              </table:table-cell>
            </table:table-row>
            <table:table-row>
              <table:table-cell office:value-type="string">
                <text:p>27</text:p>
              </table:table-cell>
              <table:table-cell office:value-type="float" office:value="3.6">
                <text:p>3.6</text:p>
              </table:table-cell>
              <table:table-cell office:value-type="float" office:value="19.5793031029113">
                <text:p>19.5793031029113</text:p>
              </table:table-cell>
            </table:table-row>
            <table:table-row>
              <table:table-cell office:value-type="string">
                <text:p>28</text:p>
              </table:table-cell>
              <table:table-cell office:value-type="float" office:value="3.7">
                <text:p>3.7</text:p>
              </table:table-cell>
              <table:table-cell office:value-type="float" office:value="18.6043619123297">
                <text:p>18.6043619123297</text:p>
              </table:table-cell>
            </table:table-row>
            <table:table-row>
              <table:table-cell office:value-type="string">
                <text:p>29</text:p>
              </table:table-cell>
              <table:table-cell office:value-type="float" office:value="3.8">
                <text:p>3.8</text:p>
              </table:table-cell>
              <table:table-cell office:value-type="float" office:value="17.6455344439399">
                <text:p>17.6455344439399</text:p>
              </table:table-cell>
            </table:table-row>
            <table:table-row>
              <table:table-cell office:value-type="string">
                <text:p>30</text:p>
              </table:table-cell>
              <table:table-cell office:value-type="float" office:value="3.9">
                <text:p>3.9</text:p>
              </table:table-cell>
              <table:table-cell office:value-type="float" office:value="16.7021068372737">
                <text:p>16.7021068372737</text:p>
              </table:table-cell>
            </table:table-row>
            <table:table-row>
              <table:table-cell office:value-type="string">
                <text:p>31</text:p>
              </table:table-cell>
              <table:table-cell office:value-type="float" office:value="4">
                <text:p>4</text:p>
              </table:table-cell>
              <table:table-cell office:value-type="float" office:value="15.7734067849349">
                <text:p>15.7734067849349</text:p>
              </table:table-cell>
            </table:table-row>
            <table:table-row>
              <table:table-cell office:value-type="string">
                <text:p>32</text:p>
              </table:table-cell>
              <table:table-cell office:value-type="float" office:value="4.1">
                <text:p>4.1</text:p>
              </table:table-cell>
              <table:table-cell office:value-type="float" office:value="14.8588005525152">
                <text:p>14.8588005525152</text:p>
              </table:table-cell>
            </table:table-row>
            <table:table-row>
              <table:table-cell office:value-type="string">
                <text:p>33</text:p>
              </table:table-cell>
              <table:table-cell office:value-type="float" office:value="4.2">
                <text:p>4.2</text:p>
              </table:table-cell>
              <table:table-cell office:value-type="float" office:value="13.9576902513524">
                <text:p>13.9576902513524</text:p>
              </table:table-cell>
            </table:table-row>
            <table:table-row>
              <table:table-cell office:value-type="string">
                <text:p>34</text:p>
              </table:table-cell>
              <table:table-cell office:value-type="float" office:value="4.3">
                <text:p>4.3</text:p>
              </table:table-cell>
              <table:table-cell office:value-type="float" office:value="13.0695113394524">
                <text:p>13.0695113394524</text:p>
              </table:table-cell>
            </table:table-row>
            <table:table-row>
              <table:table-cell office:value-type="string">
                <text:p>35</text:p>
              </table:table-cell>
              <table:table-cell office:value-type="float" office:value="4.4">
                <text:p>4.4</text:p>
              </table:table-cell>
              <table:table-cell office:value-type="float" office:value="12.1937303286122">
                <text:p>12.1937303286122</text:p>
              </table:table-cell>
            </table:table-row>
            <table:table-row>
              <table:table-cell office:value-type="string">
                <text:p>36</text:p>
              </table:table-cell>
              <table:table-cell office:value-type="float" office:value="4.5">
                <text:p>4.5</text:p>
              </table:table-cell>
              <table:table-cell office:value-type="float" office:value="11.3298426781628">
                <text:p>11.3298426781628</text:p>
              </table:table-cell>
            </table:table-row>
            <table:table-row>
              <table:table-cell office:value-type="string">
                <text:p>37</text:p>
              </table:table-cell>
              <table:table-cell office:value-type="float" office:value="4.6">
                <text:p>4.6</text:p>
              </table:table-cell>
              <table:table-cell office:value-type="float" office:value="10.477370857848">
                <text:p>10.477370857848</text:p>
              </table:table-cell>
            </table:table-row>
            <table:table-row>
              <table:table-cell office:value-type="string">
                <text:p>38</text:p>
              </table:table-cell>
              <table:table-cell office:value-type="float" office:value="4.7">
                <text:p>4.7</text:p>
              </table:table-cell>
              <table:table-cell office:value-type="float" office:value="9.63586256420518">
                <text:p>9.63586256420518</text:p>
              </table:table-cell>
            </table:table-row>
            <table:table-row>
              <table:table-cell office:value-type="string">
                <text:p>39</text:p>
              </table:table-cell>
              <table:table-cell office:value-type="float" office:value="4.8">
                <text:p>4.8</text:p>
              </table:table-cell>
              <table:table-cell office:value-type="float" office:value="8.80488907643859">
                <text:p>8.80488907643859</text:p>
              </table:table-cell>
            </table:table-row>
            <table:table-row>
              <table:table-cell office:value-type="string">
                <text:p>40</text:p>
              </table:table-cell>
              <table:table-cell office:value-type="float" office:value="4.9">
                <text:p>4.9</text:p>
              </table:table-cell>
              <table:table-cell office:value-type="float" office:value="7.98404373922407">
                <text:p>7.98404373922407</text:p>
              </table:table-cell>
            </table:table-row>
            <table:table-row>
              <table:table-cell office:value-type="string">
                <text:p>41</text:p>
              </table:table-cell>
              <table:table-cell office:value-type="float" office:value="5">
                <text:p>5</text:p>
              </table:table-cell>
              <table:table-cell office:value-type="float" office:value="7.17294056115624">
                <text:p>7.17294056115624</text:p>
              </table:table-cell>
            </table:table-row>
            <table:table-row>
              <table:table-cell office:value-type="string">
                <text:p>42</text:p>
              </table:table-cell>
              <table:table-cell office:value-type="float" office:value="5.1">
                <text:p>5.1</text:p>
              </table:table-cell>
              <table:table-cell office:value-type="float" office:value="6.37121291868406">
                <text:p>6.37121291868406</text:p>
              </table:table-cell>
            </table:table-row>
            <table:table-row>
              <table:table-cell office:value-type="string">
                <text:p>43</text:p>
              </table:table-cell>
              <table:table-cell office:value-type="float" office:value="5.2">
                <text:p>5.2</text:p>
              </table:table-cell>
              <table:table-cell office:value-type="float" office:value="5.57851235638671">
                <text:p>5.57851235638671</text:p>
              </table:table-cell>
            </table:table-row>
            <table:table-row>
              <table:table-cell office:value-type="string">
                <text:p>44</text:p>
              </table:table-cell>
              <table:table-cell office:value-type="float" office:value="5.3">
                <text:p>5.3</text:p>
              </table:table-cell>
              <table:table-cell office:value-type="float" office:value="4.79450747533718">
                <text:p>4.79450747533718</text:p>
              </table:table-cell>
            </table:table-row>
            <table:table-row>
              <table:table-cell office:value-type="string">
                <text:p>45</text:p>
              </table:table-cell>
              <table:table-cell office:value-type="float" office:value="5.4">
                <text:p>5.4</text:p>
              </table:table-cell>
              <table:table-cell office:value-type="float" office:value="4.01888290209899">
                <text:p>4.01888290209899</text:p>
              </table:table-cell>
            </table:table-row>
            <table:table-row>
              <table:table-cell office:value-type="string">
                <text:p>46</text:p>
              </table:table-cell>
              <table:table-cell office:value-type="float" office:value="5.5">
                <text:p>5.5</text:p>
              </table:table-cell>
              <table:table-cell office:value-type="float" office:value="3.25133833161431">
                <text:p>3.25133833161431</text:p>
              </table:table-cell>
            </table:table-row>
            <table:table-row>
              <table:table-cell office:value-type="string">
                <text:p>47</text:p>
              </table:table-cell>
              <table:table-cell office:value-type="float" office:value="5.6">
                <text:p>5.6</text:p>
              </table:table-cell>
              <table:table-cell office:value-type="float" office:value="2.49158763787763">
                <text:p>2.49158763787763</text:p>
              </table:table-cell>
            </table:table-row>
            <table:table-row>
              <table:table-cell office:value-type="string">
                <text:p>48</text:p>
              </table:table-cell>
              <table:table-cell office:value-type="float" office:value="5.7">
                <text:p>5.7</text:p>
              </table:table-cell>
              <table:table-cell office:value-type="float" office:value="1.73935804685976">
                <text:p>1.73935804685976</text:p>
              </table:table-cell>
            </table:table-row>
            <table:table-row>
              <table:table-cell office:value-type="string">
                <text:p>49</text:p>
              </table:table-cell>
              <table:table-cell office:value-type="float" office:value="5.80000000000001">
                <text:p>5.80000000000001</text:p>
              </table:table-cell>
              <table:table-cell office:value-type="float" office:value="0.994389366657014">
                <text:p>0.994389366657014</text:p>
              </table:table-cell>
            </table:table-row>
            <table:table-row>
              <table:table-cell office:value-type="string">
                <text:p>50</text:p>
              </table:table-cell>
              <table:table-cell office:value-type="float" office:value="5.90000000000001">
                <text:p>5.90000000000001</text:p>
              </table:table-cell>
              <table:table-cell office:value-type="float" office:value="0.256433270299233">
                <text:p>0.256433270299233</text:p>
              </table:table-cell>
            </table:table-row>
            <table:table-row>
              <table:table-cell office:value-type="string">
                <text:p>51</text:p>
              </table:table-cell>
              <table:table-cell office:value-type="float" office:value="6.00000000000001">
                <text:p>6.00000000000001</text:p>
              </table:table-cell>
              <table:table-cell office:value-type="float" office:value="0.474747372939039">
                <text:p>0.474747372939039</text:p>
              </table:table-cell>
            </table:table-row>
            <table:table-row>
              <table:table-cell office:value-type="string">
                <text:p>52</text:p>
              </table:table-cell>
              <table:table-cell office:value-type="float" office:value="6.10000000000001">
                <text:p>6.10000000000001</text:p>
              </table:table-cell>
              <table:table-cell office:value-type="float" office:value="1.19937912150737">
                <text:p>1.19937912150737</text:p>
              </table:table-cell>
            </table:table-row>
            <table:table-row>
              <table:table-cell office:value-type="string">
                <text:p>53</text:p>
              </table:table-cell>
              <table:table-cell office:value-type="float" office:value="6.20000000000001">
                <text:p>6.20000000000001</text:p>
              </table:table-cell>
              <table:table-cell office:value-type="float" office:value="1.9176785442798">
                <text:p>1.9176785442798</text:p>
              </table:table-cell>
            </table:table-row>
            <table:table-row>
              <table:table-cell office:value-type="string">
                <text:p>54</text:p>
              </table:table-cell>
              <table:table-cell office:value-type="float" office:value="6.30000000000001">
                <text:p>6.30000000000001</text:p>
              </table:table-cell>
              <table:table-cell office:value-type="float" office:value="2.62985276513613">
                <text:p>2.62985276513613</text:p>
              </table:table-cell>
            </table:table-row>
            <table:table-row>
              <table:table-cell office:value-type="string">
                <text:p>55</text:p>
              </table:table-cell>
              <table:table-cell office:value-type="float" office:value="6.40000000000001">
                <text:p>6.40000000000001</text:p>
              </table:table-cell>
              <table:table-cell office:value-type="float" office:value="3.33609997230211">
                <text:p>3.33609997230211</text:p>
              </table:table-cell>
            </table:table-row>
            <table:table-row>
              <table:table-cell office:value-type="string">
                <text:p>56</text:p>
              </table:table-cell>
              <table:table-cell office:value-type="float" office:value="6.50000000000001">
                <text:p>6.50000000000001</text:p>
              </table:table-cell>
              <table:table-cell office:value-type="float" office:value="4.03660989508052">
                <text:p>4.03660989508052</text:p>
              </table:table-cell>
            </table:table-row>
            <table:table-row>
              <table:table-cell office:value-type="string">
                <text:p>57</text:p>
              </table:table-cell>
              <table:table-cell office:value-type="float" office:value="6.60000000000001">
                <text:p>6.60000000000001</text:p>
              </table:table-cell>
              <table:table-cell office:value-type="float" office:value="4.7315642503835">
                <text:p>4.7315642503835</text:p>
              </table:table-cell>
            </table:table-row>
            <table:table-row>
              <table:table-cell office:value-type="string">
                <text:p>58</text:p>
              </table:table-cell>
              <table:table-cell office:value-type="float" office:value="6.70000000000001">
                <text:p>6.70000000000001</text:p>
              </table:table-cell>
              <table:table-cell office:value-type="float" office:value="5.42113716127415">
                <text:p>5.42113716127415</text:p>
              </table:table-cell>
            </table:table-row>
            <table:table-row>
              <table:table-cell office:value-type="string">
                <text:p>59</text:p>
              </table:table-cell>
              <table:table-cell office:value-type="float" office:value="6.80000000000002">
                <text:p>6.80000000000002</text:p>
              </table:table-cell>
              <table:table-cell office:value-type="float" office:value="6.1054955495437">
                <text:p>6.1054955495437</text:p>
              </table:table-cell>
            </table:table-row>
            <table:table-row>
              <table:table-cell office:value-type="string">
                <text:p>60</text:p>
              </table:table-cell>
              <table:table-cell office:value-type="float" office:value="6.90000000000002">
                <text:p>6.90000000000002</text:p>
              </table:table-cell>
              <table:table-cell office:value-type="float" office:value="6.78479950418353">
                <text:p>6.78479950418353</text:p>
              </table:table-cell>
            </table:table-row>
            <table:table-row>
              <table:table-cell office:value-type="string">
                <text:p>61</text:p>
              </table:table-cell>
              <table:table-cell office:value-type="float" office:value="7.00000000000002">
                <text:p>7.00000000000002</text:p>
              </table:table-cell>
              <table:table-cell office:value-type="float" office:value="7.45920262746246">
                <text:p>7.459202627462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